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8年07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788954" table:style-name="ce57">
            <text:p>8,788,954</text:p>
          </table:table-cell>
          <table:table-cell office:value-type="float" office:value="23592598" table:style-name="ce58">
            <text:p>23,592,598</text:p>
          </table:table-cell>
          <table:table-cell office:value-type="float" office:value="11705811" table:style-name="ce58">
            <text:p>11,705,811</text:p>
          </table:table-cell>
          <table:table-cell office:value-type="float" office:value="11886787" table:style-name="ce59">
            <text:p>11,886,787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74033" table:style-name="ce57">
            <text:p>1,574,033</text:p>
          </table:table-cell>
          <table:table-cell office:value-type="float" office:value="4007814" table:style-name="ce62">
            <text:p>4,007,814</text:p>
          </table:table-cell>
          <table:table-cell office:value-type="float" office:value="1959173" table:style-name="ce62">
            <text:p>1,959,173</text:p>
          </table:table-cell>
          <table:table-cell office:value-type="float" office:value="2048641" table:style-name="ce59">
            <text:p>2,048,64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8501" table:style-name="ce57">
            <text:p>1,058,501</text:p>
          </table:table-cell>
          <table:table-cell office:value-type="float" office:value="2654008" table:style-name="ce62">
            <text:p>2,654,008</text:p>
          </table:table-cell>
          <table:table-cell office:value-type="float" office:value="1265088" table:style-name="ce62">
            <text:p>1,265,088</text:p>
          </table:table-cell>
          <table:table-cell office:value-type="float" office:value="1388920" table:style-name="ce59">
            <text:p>1,388,920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18144" table:style-name="ce57">
            <text:p>818,144</text:p>
          </table:table-cell>
          <table:table-cell office:value-type="float" office:value="2237943" table:style-name="ce62">
            <text:p>2,237,943</text:p>
          </table:table-cell>
          <table:table-cell office:value-type="float" office:value="1111403" table:style-name="ce62">
            <text:p>1,111,403</text:p>
          </table:table-cell>
          <table:table-cell office:value-type="float" office:value="1126540" table:style-name="ce59">
            <text:p>1,126,54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0922" table:style-name="ce57">
            <text:p>980,922</text:p>
          </table:table-cell>
          <table:table-cell office:value-type="float" office:value="2811148" table:style-name="ce62">
            <text:p>2,811,148</text:p>
          </table:table-cell>
          <table:table-cell office:value-type="float" office:value="1382696" table:style-name="ce62">
            <text:p>1,382,696</text:p>
          </table:table-cell>
          <table:table-cell office:value-type="float" office:value="1428452" table:style-name="ce59">
            <text:p>1,428,452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3158" table:style-name="ce57">
            <text:p>693,158</text:p>
          </table:table-cell>
          <table:table-cell office:value-type="float" office:value="1881796" table:style-name="ce62">
            <text:p>1,881,796</text:p>
          </table:table-cell>
          <table:table-cell office:value-type="float" office:value="938297" table:style-name="ce62">
            <text:p>938,297</text:p>
          </table:table-cell>
          <table:table-cell office:value-type="float" office:value="943499" table:style-name="ce59">
            <text:p>943,49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05884" table:style-name="ce57">
            <text:p>1,105,884</text:p>
          </table:table-cell>
          <table:table-cell office:value-type="float" office:value="2773591" table:style-name="ce61">
            <text:p>2,773,591</text:p>
          </table:table-cell>
          <table:table-cell office:value-type="float" office:value="1370832" table:style-name="ce62">
            <text:p>1,370,832</text:p>
          </table:table-cell>
          <table:table-cell office:value-type="float" office:value="1402759" table:style-name="ce59">
            <text:p>1,402,759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14155" table:style-name="ce57">
            <text:p>2,514,155</text:p>
          </table:table-cell>
          <table:table-cell office:value-type="float" office:value="7073871" table:style-name="ce61">
            <text:p>7,073,871</text:p>
          </table:table-cell>
          <table:table-cell office:value-type="float" office:value="3601266" table:style-name="ce62">
            <text:p>3,601,266</text:p>
          </table:table-cell>
          <table:table-cell office:value-type="float" office:value="3472605" table:style-name="ce59">
            <text:p>3,472,605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042" table:style-name="ce36">
            <text:p>170,042</text:p>
          </table:table-cell>
          <table:table-cell office:value-type="float" office:value="454636" table:style-name="ce37">
            <text:p>454,636</text:p>
          </table:table-cell>
          <table:table-cell office:value-type="float" office:value="229596" table:style-name="ce37">
            <text:p>229,596</text:p>
          </table:table-cell>
          <table:table-cell office:value-type="float" office:value="225040" table:style-name="ce37">
            <text:p>225,04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198307" table:style-name="ce36">
            <text:p>198,307</text:p>
          </table:table-cell>
          <table:table-cell office:value-type="float" office:value="560719" table:style-name="ce37">
            <text:p>560,719</text:p>
          </table:table-cell>
          <table:table-cell office:value-type="float" office:value="286222" table:style-name="ce37">
            <text:p>286,222</text:p>
          </table:table-cell>
          <table:table-cell office:value-type="float" office:value="274497" table:style-name="ce37">
            <text:p>274,49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0328" table:style-name="ce36">
            <text:p>190,328</text:p>
          </table:table-cell>
          <table:table-cell office:value-type="float" office:value="546461" table:style-name="ce37">
            <text:p>546,461</text:p>
          </table:table-cell>
          <table:table-cell office:value-type="float" office:value="281886" table:style-name="ce37">
            <text:p>281,886</text:p>
          </table:table-cell>
          <table:table-cell office:value-type="float" office:value="264575" table:style-name="ce37">
            <text:p>264,57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1126" table:style-name="ce36">
            <text:p>391,126</text:p>
          </table:table-cell>
          <table:table-cell office:value-type="float" office:value="1274274" table:style-name="ce37">
            <text:p>1,274,274</text:p>
          </table:table-cell>
          <table:table-cell office:value-type="float" office:value="648533" table:style-name="ce37">
            <text:p>648,533</text:p>
          </table:table-cell>
          <table:table-cell office:value-type="float" office:value="625741" table:style-name="ce37">
            <text:p>625,74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697" table:style-name="ce36">
            <text:p>178,697</text:p>
          </table:table-cell>
          <table:table-cell office:value-type="float" office:value="495084" table:style-name="ce37">
            <text:p>495,084</text:p>
          </table:table-cell>
          <table:table-cell office:value-type="float" office:value="253340" table:style-name="ce37">
            <text:p>253,340</text:p>
          </table:table-cell>
          <table:table-cell office:value-type="float" office:value="241744" table:style-name="ce37">
            <text:p>241,744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1464" table:style-name="ce36">
            <text:p>241,464</text:p>
          </table:table-cell>
          <table:table-cell office:value-type="float" office:value="682912" table:style-name="ce37">
            <text:p>682,912</text:p>
          </table:table-cell>
          <table:table-cell office:value-type="float" office:value="353819" table:style-name="ce37">
            <text:p>353,819</text:p>
          </table:table-cell>
          <table:table-cell office:value-type="float" office:value="329093" table:style-name="ce37">
            <text:p>329,0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347" table:style-name="ce36">
            <text:p>183,347</text:p>
          </table:table-cell>
          <table:table-cell office:value-type="float" office:value="504453" table:style-name="ce37">
            <text:p>504,453</text:p>
          </table:table-cell>
          <table:table-cell office:value-type="float" office:value="261974" table:style-name="ce37">
            <text:p>261,974</text:p>
          </table:table-cell>
          <table:table-cell office:value-type="float" office:value="242479" table:style-name="ce37">
            <text:p>242,47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8981" table:style-name="ce36">
            <text:p>288,981</text:p>
          </table:table-cell>
          <table:table-cell office:value-type="float" office:value="821196" table:style-name="ce37">
            <text:p>821,196</text:p>
          </table:table-cell>
          <table:table-cell office:value-type="float" office:value="419100" table:style-name="ce37">
            <text:p>419,100</text:p>
          </table:table-cell>
          <table:table-cell office:value-type="float" office:value="402096" table:style-name="ce37">
            <text:p>402,0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67" table:style-name="ce36">
            <text:p>83,167</text:p>
          </table:table-cell>
          <table:table-cell office:value-type="float" office:value="217540" table:style-name="ce55">
            <text:p>217,540</text:p>
          </table:table-cell>
          <table:table-cell office:value-type="float" office:value="112052" table:style-name="ce37">
            <text:p>112,052</text:p>
          </table:table-cell>
          <table:table-cell office:value-type="float" office:value="105488" table:style-name="ce37">
            <text:p>105,4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371" table:style-name="ce36">
            <text:p>126,371</text:p>
          </table:table-cell>
          <table:table-cell office:value-type="float" office:value="326813" table:style-name="ce37">
            <text:p>326,813</text:p>
          </table:table-cell>
          <table:table-cell office:value-type="float" office:value="165472" table:style-name="ce37">
            <text:p>165,472</text:p>
          </table:table-cell>
          <table:table-cell office:value-type="float" office:value="161341" table:style-name="ce37">
            <text:p>161,3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0948" table:style-name="ce36">
            <text:p>40,948</text:p>
          </table:table-cell>
          <table:table-cell office:value-type="float" office:value="104708" table:style-name="ce37">
            <text:p>104,708</text:p>
          </table:table-cell>
          <table:table-cell office:value-type="float" office:value="54009" table:style-name="ce37">
            <text:p>54,009</text:p>
          </table:table-cell>
          <table:table-cell office:value-type="float" office:value="50699" table:style-name="ce37">
            <text:p>50,6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009" table:style-name="ce36">
            <text:p>154,009</text:p>
          </table:table-cell>
          <table:table-cell office:value-type="float" office:value="369360" table:style-name="ce37">
            <text:p>369,360</text:p>
          </table:table-cell>
          <table:table-cell office:value-type="float" office:value="184486" table:style-name="ce37">
            <text:p>184,486</text:p>
          </table:table-cell>
          <table:table-cell office:value-type="float" office:value="184874" table:style-name="ce37">
            <text:p>184,8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7100" table:style-name="ce36">
            <text:p>167,100</text:p>
          </table:table-cell>
          <table:table-cell office:value-type="float" office:value="447484" table:style-name="ce37">
            <text:p>447,484</text:p>
          </table:table-cell>
          <table:table-cell office:value-type="float" office:value="220631" table:style-name="ce37">
            <text:p>220,631</text:p>
          </table:table-cell>
          <table:table-cell office:value-type="float" office:value="226853" table:style-name="ce37">
            <text:p>226,85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268" table:style-name="ce36">
            <text:p>100,268</text:p>
          </table:table-cell>
          <table:table-cell office:value-type="float" office:value="268231" table:style-name="ce37">
            <text:p>268,231</text:p>
          </table:table-cell>
          <table:table-cell office:value-type="float" office:value="130146" table:style-name="ce37">
            <text:p>130,146</text:p>
          </table:table-cell>
          <table:table-cell office:value-type="float" office:value="138085" table:style-name="ce37">
            <text:p>138,08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157" table:style-name="ce57">
            <text:p>44,157</text:p>
          </table:table-cell>
          <table:table-cell office:value-type="float" office:value="152427" table:style-name="ce61">
            <text:p>152,427</text:p>
          </table:table-cell>
          <table:table-cell office:value-type="float" office:value="77056" table:style-name="ce61">
            <text:p>77,056</text:p>
          </table:table-cell>
          <table:table-cell office:value-type="float" office:value="75371" table:style-name="ce61">
            <text:p>75,3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008" table:style-name="ce36">
            <text:p>41,008</text:p>
          </table:table-cell>
          <table:table-cell office:value-type="float" office:value="139365" table:style-name="ce37">
            <text:p>139,365</text:p>
          </table:table-cell>
          <table:table-cell office:value-type="float" office:value="69577" table:style-name="ce37">
            <text:p>69,577</text:p>
          </table:table-cell>
          <table:table-cell office:value-type="float" office:value="69788" table:style-name="ce37">
            <text:p>69,78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149" table:style-name="ce38">
            <text:p>3,149</text:p>
          </table:table-cell>
          <table:table-cell office:value-type="float" office:value="13062" table:style-name="ce39">
            <text:p>13,062</text:p>
          </table:table-cell>
          <table:table-cell office:value-type="float" office:value="7479" table:style-name="ce39">
            <text:p>7,479</text:p>
          </table:table-cell>
          <table:table-cell office:value-type="float" office:value="5583" table:style-name="ce39">
            <text:p>5,583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8年8月5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74033" table:style-name="ce82">
            <text:p>1,574,033</text:p>
          </table:table-cell>
          <table:table-cell office:value-type="float" office:value="4007814" table:style-name="ce79">
            <text:p>4,007,814</text:p>
          </table:table-cell>
          <table:table-cell office:value-type="float" office:value="1959173" table:style-name="ce79">
            <text:p>1,959,173</text:p>
          </table:table-cell>
          <table:table-cell office:value-type="float" office:value="2048641" table:style-name="ce83">
            <text:p>2,048,6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4148" table:style-name="ce9">
            <text:p>214,148</text:p>
          </table:table-cell>
          <table:table-cell office:value-type="float" office:value="556027" table:style-name="ce11">
            <text:p>556,027</text:p>
          </table:table-cell>
          <table:table-cell office:value-type="float" office:value="270729" table:style-name="ce11">
            <text:p>270,729</text:p>
          </table:table-cell>
          <table:table-cell office:value-type="float" office:value="285298" table:style-name="ce23">
            <text:p>285,29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2500" table:style-name="ce9">
            <text:p>152,500</text:p>
          </table:table-cell>
          <table:table-cell office:value-type="float" office:value="385722" table:style-name="ce11">
            <text:p>385,722</text:p>
          </table:table-cell>
          <table:table-cell office:value-type="float" office:value="189456" table:style-name="ce11">
            <text:p>189,456</text:p>
          </table:table-cell>
          <table:table-cell office:value-type="float" office:value="196266" table:style-name="ce23">
            <text:p>196,2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6722" table:style-name="ce9">
            <text:p>166,722</text:p>
          </table:table-cell>
          <table:table-cell office:value-type="float" office:value="412221" table:style-name="ce11">
            <text:p>412,221</text:p>
          </table:table-cell>
          <table:table-cell office:value-type="float" office:value="199630" table:style-name="ce11">
            <text:p>199,630</text:p>
          </table:table-cell>
          <table:table-cell office:value-type="float" office:value="212591" table:style-name="ce23">
            <text:p>212,5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287" table:style-name="ce9">
            <text:p>91,287</text:p>
          </table:table-cell>
          <table:table-cell office:value-type="float" office:value="220971" table:style-name="ce11">
            <text:p>220,971</text:p>
          </table:table-cell>
          <table:table-cell office:value-type="float" office:value="104737" table:style-name="ce11">
            <text:p>104,737</text:p>
          </table:table-cell>
          <table:table-cell office:value-type="float" office:value="116234" table:style-name="ce23">
            <text:p>116,2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6932" table:style-name="ce9">
            <text:p>156,932</text:p>
          </table:table-cell>
          <table:table-cell office:value-type="float" office:value="419454" table:style-name="ce11">
            <text:p>419,454</text:p>
          </table:table-cell>
          <table:table-cell office:value-type="float" office:value="204347" table:style-name="ce11">
            <text:p>204,347</text:p>
          </table:table-cell>
          <table:table-cell office:value-type="float" office:value="215107" table:style-name="ce23">
            <text:p>215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8484" table:style-name="ce9">
            <text:p>128,484</text:p>
          </table:table-cell>
          <table:table-cell office:value-type="float" office:value="302686" table:style-name="ce11">
            <text:p>302,686</text:p>
          </table:table-cell>
          <table:table-cell office:value-type="float" office:value="145251" table:style-name="ce11">
            <text:p>145,251</text:p>
          </table:table-cell>
          <table:table-cell office:value-type="float" office:value="157435" table:style-name="ce23">
            <text:p>157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970" table:style-name="ce9">
            <text:p>66,970</text:p>
          </table:table-cell>
          <table:table-cell office:value-type="float" office:value="183898" table:style-name="ce11">
            <text:p>183,898</text:p>
          </table:table-cell>
          <table:table-cell office:value-type="float" office:value="91657" table:style-name="ce11">
            <text:p>91,657</text:p>
          </table:table-cell>
          <table:table-cell office:value-type="float" office:value="92241" table:style-name="ce23">
            <text:p>92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0710" table:style-name="ce9">
            <text:p>30,710</text:p>
          </table:table-cell>
          <table:table-cell office:value-type="float" office:value="86643" table:style-name="ce11">
            <text:p>86,643</text:p>
          </table:table-cell>
          <table:table-cell office:value-type="float" office:value="43446" table:style-name="ce11">
            <text:p>43,446</text:p>
          </table:table-cell>
          <table:table-cell office:value-type="float" office:value="43197" table:style-name="ce23">
            <text:p>43,1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667" table:style-name="ce9">
            <text:p>43,667</text:p>
          </table:table-cell>
          <table:table-cell office:value-type="float" office:value="116201" table:style-name="ce11">
            <text:p>116,201</text:p>
          </table:table-cell>
          <table:table-cell office:value-type="float" office:value="58098" table:style-name="ce11">
            <text:p>58,098</text:p>
          </table:table-cell>
          <table:table-cell office:value-type="float" office:value="58103" table:style-name="ce23">
            <text:p>58,1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8954" table:style-name="ce9">
            <text:p>78,954</text:p>
          </table:table-cell>
          <table:table-cell office:value-type="float" office:value="176657" table:style-name="ce11">
            <text:p>176,657</text:p>
          </table:table-cell>
          <table:table-cell office:value-type="float" office:value="84528" table:style-name="ce11">
            <text:p>84,528</text:p>
          </table:table-cell>
          <table:table-cell office:value-type="float" office:value="92129" table:style-name="ce23">
            <text:p>92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8897" table:style-name="ce9">
            <text:p>88,897</text:p>
          </table:table-cell>
          <table:table-cell office:value-type="float" office:value="202207" table:style-name="ce11">
            <text:p>202,207</text:p>
          </table:table-cell>
          <table:table-cell office:value-type="float" office:value="98428" table:style-name="ce11">
            <text:p>98,428</text:p>
          </table:table-cell>
          <table:table-cell office:value-type="float" office:value="103779" table:style-name="ce23">
            <text:p>103,7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28" table:style-name="ce9">
            <text:p>16,128</text:p>
          </table:table-cell>
          <table:table-cell office:value-type="float" office:value="39688" table:style-name="ce11">
            <text:p>39,688</text:p>
          </table:table-cell>
          <table:table-cell office:value-type="float" office:value="20020" table:style-name="ce11">
            <text:p>20,020</text:p>
          </table:table-cell>
          <table:table-cell office:value-type="float" office:value="19668" table:style-name="ce23">
            <text:p>19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7681" table:style-name="ce9">
            <text:p>87,681</text:p>
          </table:table-cell>
          <table:table-cell office:value-type="float" office:value="237142" table:style-name="ce11">
            <text:p>237,142</text:p>
          </table:table-cell>
          <table:table-cell office:value-type="float" office:value="116706" table:style-name="ce11">
            <text:p>116,706</text:p>
          </table:table-cell>
          <table:table-cell office:value-type="float" office:value="120436" table:style-name="ce23">
            <text:p>120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131" table:style-name="ce9">
            <text:p>72,131</text:p>
          </table:table-cell>
          <table:table-cell office:value-type="float" office:value="201753" table:style-name="ce11">
            <text:p>201,753</text:p>
          </table:table-cell>
          <table:table-cell office:value-type="float" office:value="98947" table:style-name="ce11">
            <text:p>98,947</text:p>
          </table:table-cell>
          <table:table-cell office:value-type="float" office:value="102806" table:style-name="ce23">
            <text:p>102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170" table:style-name="ce9">
            <text:p>33,170</text:p>
          </table:table-cell>
          <table:table-cell office:value-type="float" office:value="87259" table:style-name="ce11">
            <text:p>87,259</text:p>
          </table:table-cell>
          <table:table-cell office:value-type="float" office:value="43944" table:style-name="ce11">
            <text:p>43,944</text:p>
          </table:table-cell>
          <table:table-cell office:value-type="float" office:value="43315" table:style-name="ce23">
            <text:p>43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727" table:style-name="ce9">
            <text:p>28,727</text:p>
          </table:table-cell>
          <table:table-cell office:value-type="float" office:value="78722" table:style-name="ce11">
            <text:p>78,722</text:p>
          </table:table-cell>
          <table:table-cell office:value-type="float" office:value="38912" table:style-name="ce11">
            <text:p>38,912</text:p>
          </table:table-cell>
          <table:table-cell office:value-type="float" office:value="39810" table:style-name="ce23">
            <text:p>39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5430" table:style-name="ce9">
            <text:p>45,430</text:p>
          </table:table-cell>
          <table:table-cell office:value-type="float" office:value="113350" table:style-name="ce11">
            <text:p>113,350</text:p>
          </table:table-cell>
          <table:table-cell office:value-type="float" office:value="55036" table:style-name="ce11">
            <text:p>55,036</text:p>
          </table:table-cell>
          <table:table-cell office:value-type="float" office:value="58314" table:style-name="ce23">
            <text:p>58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65" table:style-name="ce9">
            <text:p>9,665</text:p>
          </table:table-cell>
          <table:table-cell office:value-type="float" office:value="23662" table:style-name="ce11">
            <text:p>23,662</text:p>
          </table:table-cell>
          <table:table-cell office:value-type="float" office:value="11825" table:style-name="ce11">
            <text:p>11,825</text:p>
          </table:table-cell>
          <table:table-cell office:value-type="float" office:value="11837" table:style-name="ce23">
            <text:p>11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12" table:style-name="ce9">
            <text:p>3,412</text:p>
          </table:table-cell>
          <table:table-cell office:value-type="float" office:value="7656" table:style-name="ce11">
            <text:p>7,656</text:p>
          </table:table-cell>
          <table:table-cell office:value-type="float" office:value="4174" table:style-name="ce11">
            <text:p>4,174</text:p>
          </table:table-cell>
          <table:table-cell office:value-type="float" office:value="3482" table:style-name="ce23">
            <text:p>3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39" table:style-name="ce9">
            <text:p>2,539</text:p>
          </table:table-cell>
          <table:table-cell office:value-type="float" office:value="6663" table:style-name="ce11">
            <text:p>6,663</text:p>
          </table:table-cell>
          <table:table-cell office:value-type="float" office:value="3638" table:style-name="ce11">
            <text:p>3,638</text:p>
          </table:table-cell>
          <table:table-cell office:value-type="float" office:value="3025" table:style-name="ce23">
            <text:p>3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14" table:style-name="ce9">
            <text:p>9,514</text:p>
          </table:table-cell>
          <table:table-cell office:value-type="float" office:value="22824" table:style-name="ce11">
            <text:p>22,824</text:p>
          </table:table-cell>
          <table:table-cell office:value-type="float" office:value="11760" table:style-name="ce11">
            <text:p>11,760</text:p>
          </table:table-cell>
          <table:table-cell office:value-type="float" office:value="11064" table:style-name="ce23">
            <text:p>11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8" table:style-name="ce9">
            <text:p>4,308</text:p>
          </table:table-cell>
          <table:table-cell office:value-type="float" office:value="11966" table:style-name="ce11">
            <text:p>11,966</text:p>
          </table:table-cell>
          <table:table-cell office:value-type="float" office:value="6204" table:style-name="ce11">
            <text:p>6,204</text:p>
          </table:table-cell>
          <table:table-cell office:value-type="float" office:value="5762" table:style-name="ce23">
            <text:p>5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091" table:style-name="ce9">
            <text:p>15,091</text:p>
          </table:table-cell>
          <table:table-cell office:value-type="float" office:value="39099" table:style-name="ce11">
            <text:p>39,099</text:p>
          </table:table-cell>
          <table:table-cell office:value-type="float" office:value="19495" table:style-name="ce11">
            <text:p>19,495</text:p>
          </table:table-cell>
          <table:table-cell office:value-type="float" office:value="19604" table:style-name="ce23">
            <text:p>19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84" table:style-name="ce9">
            <text:p>2,284</text:p>
          </table:table-cell>
          <table:table-cell office:value-type="float" office:value="4600" table:style-name="ce11">
            <text:p>4,600</text:p>
          </table:table-cell>
          <table:table-cell office:value-type="float" office:value="2553" table:style-name="ce11">
            <text:p>2,553</text:p>
          </table:table-cell>
          <table:table-cell office:value-type="float" office:value="2047" table:style-name="ce23">
            <text:p>2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89" table:style-name="ce9">
            <text:p>3,789</text:p>
          </table:table-cell>
          <table:table-cell office:value-type="float" office:value="8731" table:style-name="ce11">
            <text:p>8,731</text:p>
          </table:table-cell>
          <table:table-cell office:value-type="float" office:value="4719" table:style-name="ce11">
            <text:p>4,719</text:p>
          </table:table-cell>
          <table:table-cell office:value-type="float" office:value="4012" table:style-name="ce23">
            <text:p>4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6" table:style-name="ce9">
            <text:p>4,346</text:p>
          </table:table-cell>
          <table:table-cell office:value-type="float" office:value="12112" table:style-name="ce11">
            <text:p>12,112</text:p>
          </table:table-cell>
          <table:table-cell office:value-type="float" office:value="6185" table:style-name="ce11">
            <text:p>6,185</text:p>
          </table:table-cell>
          <table:table-cell office:value-type="float" office:value="5927" table:style-name="ce23">
            <text:p>5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33" table:style-name="ce9">
            <text:p>7,133</text:p>
          </table:table-cell>
          <table:table-cell office:value-type="float" office:value="21516" table:style-name="ce11">
            <text:p>21,516</text:p>
          </table:table-cell>
          <table:table-cell office:value-type="float" office:value="10595" table:style-name="ce11">
            <text:p>10,595</text:p>
          </table:table-cell>
          <table:table-cell office:value-type="float" office:value="10921" table:style-name="ce23">
            <text:p>10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09" table:style-name="ce9">
            <text:p>7,509</text:p>
          </table:table-cell>
          <table:table-cell office:value-type="float" office:value="21971" table:style-name="ce11">
            <text:p>21,971</text:p>
          </table:table-cell>
          <table:table-cell office:value-type="float" office:value="11021" table:style-name="ce11">
            <text:p>11,021</text:p>
          </table:table-cell>
          <table:table-cell office:value-type="float" office:value="10950" table:style-name="ce23">
            <text:p>10,95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5" table:style-name="ce16">
            <text:p>1,905</text:p>
          </table:table-cell>
          <table:table-cell office:value-type="float" office:value="6413" table:style-name="ce18">
            <text:p>6,413</text:p>
          </table:table-cell>
          <table:table-cell office:value-type="float" office:value="3132" table:style-name="ce18">
            <text:p>3,132</text:p>
          </table:table-cell>
          <table:table-cell office:value-type="float" office:value="3281" table:style-name="ce19">
            <text:p>3,281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18144" table:style-name="ce71">
            <text:p>818,144</text:p>
          </table:table-cell>
          <table:table-cell office:value-type="float" office:value="2237943" table:style-name="ce79">
            <text:p>2,237,943</text:p>
          </table:table-cell>
          <table:table-cell office:value-type="float" office:value="1111403" table:style-name="ce79">
            <text:p>1,111,403</text:p>
          </table:table-cell>
          <table:table-cell office:value-type="float" office:value="1126540" table:style-name="ce83">
            <text:p>1,126,54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1650" table:style-name="ce52">
            <text:p>171,650</text:p>
          </table:table-cell>
          <table:table-cell office:value-type="float" office:value="450510" table:style-name="ce11">
            <text:p>450,510</text:p>
          </table:table-cell>
          <table:table-cell office:value-type="float" office:value="218316" table:style-name="ce11">
            <text:p>218,316</text:p>
          </table:table-cell>
          <table:table-cell office:value-type="float" office:value="232194" table:style-name="ce23">
            <text:p>232,19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5225" table:style-name="ce52">
            <text:p>155,225</text:p>
          </table:table-cell>
          <table:table-cell office:value-type="float" office:value="415217" table:style-name="ce11">
            <text:p>415,217</text:p>
          </table:table-cell>
          <table:table-cell office:value-type="float" office:value="203984" table:style-name="ce11">
            <text:p>203,984</text:p>
          </table:table-cell>
          <table:table-cell office:value-type="float" office:value="211233" table:style-name="ce23">
            <text:p>211,23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199" table:style-name="ce52">
            <text:p>33,199</text:p>
          </table:table-cell>
          <table:table-cell office:value-type="float" office:value="95270" table:style-name="ce11">
            <text:p>95,270</text:p>
          </table:table-cell>
          <table:table-cell office:value-type="float" office:value="48396" table:style-name="ce11">
            <text:p>48,396</text:p>
          </table:table-cell>
          <table:table-cell office:value-type="float" office:value="46874" table:style-name="ce23">
            <text:p>46,87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0375" table:style-name="ce52">
            <text:p>60,375</text:p>
          </table:table-cell>
          <table:table-cell office:value-type="float" office:value="172073" table:style-name="ce11">
            <text:p>172,073</text:p>
          </table:table-cell>
          <table:table-cell office:value-type="float" office:value="86568" table:style-name="ce11">
            <text:p>86,568</text:p>
          </table:table-cell>
          <table:table-cell office:value-type="float" office:value="85505" table:style-name="ce23">
            <text:p>85,50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9971" table:style-name="ce52">
            <text:p>59,971</text:p>
          </table:table-cell>
          <table:table-cell office:value-type="float" office:value="165693" table:style-name="ce11">
            <text:p>165,693</text:p>
          </table:table-cell>
          <table:table-cell office:value-type="float" office:value="82127" table:style-name="ce11">
            <text:p>82,127</text:p>
          </table:table-cell>
          <table:table-cell office:value-type="float" office:value="83566" table:style-name="ce23">
            <text:p>83,56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4444" table:style-name="ce52">
            <text:p>34,444</text:p>
          </table:table-cell>
          <table:table-cell office:value-type="float" office:value="92196" table:style-name="ce11">
            <text:p>92,196</text:p>
          </table:table-cell>
          <table:table-cell office:value-type="float" office:value="46959" table:style-name="ce11">
            <text:p>46,959</text:p>
          </table:table-cell>
          <table:table-cell office:value-type="float" office:value="45237" table:style-name="ce23">
            <text:p>45,23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3493" table:style-name="ce52">
            <text:p>63,493</text:p>
          </table:table-cell>
          <table:table-cell office:value-type="float" office:value="162042" table:style-name="ce11">
            <text:p>162,042</text:p>
          </table:table-cell>
          <table:table-cell office:value-type="float" office:value="80490" table:style-name="ce11">
            <text:p>80,490</text:p>
          </table:table-cell>
          <table:table-cell office:value-type="float" office:value="81552" table:style-name="ce23">
            <text:p>81,55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3431" table:style-name="ce52">
            <text:p>73,431</text:p>
          </table:table-cell>
          <table:table-cell office:value-type="float" office:value="204515" table:style-name="ce11">
            <text:p>204,515</text:p>
          </table:table-cell>
          <table:table-cell office:value-type="float" office:value="102018" table:style-name="ce11">
            <text:p>102,018</text:p>
          </table:table-cell>
          <table:table-cell office:value-type="float" office:value="102497" table:style-name="ce23">
            <text:p>102,49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2880" table:style-name="ce52">
            <text:p>42,880</text:p>
          </table:table-cell>
          <table:table-cell office:value-type="float" office:value="123652" table:style-name="ce11">
            <text:p>123,652</text:p>
          </table:table-cell>
          <table:table-cell office:value-type="float" office:value="61752" table:style-name="ce11">
            <text:p>61,752</text:p>
          </table:table-cell>
          <table:table-cell office:value-type="float" office:value="61900" table:style-name="ce23">
            <text:p>61,90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206" table:style-name="ce52">
            <text:p>79,206</text:p>
          </table:table-cell>
          <table:table-cell office:value-type="float" office:value="227785" table:style-name="ce11">
            <text:p>227,785</text:p>
          </table:table-cell>
          <table:table-cell office:value-type="float" office:value="113022" table:style-name="ce11">
            <text:p>113,022</text:p>
          </table:table-cell>
          <table:table-cell office:value-type="float" office:value="114763" table:style-name="ce23">
            <text:p>114,7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738" table:style-name="ce52">
            <text:p>16,738</text:p>
          </table:table-cell>
          <table:table-cell office:value-type="float" office:value="49198" table:style-name="ce11">
            <text:p>49,198</text:p>
          </table:table-cell>
          <table:table-cell office:value-type="float" office:value="26177" table:style-name="ce11">
            <text:p>26,177</text:p>
          </table:table-cell>
          <table:table-cell office:value-type="float" office:value="23021" table:style-name="ce23">
            <text:p>23,0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3681" table:style-name="ce52">
            <text:p>23,681</text:p>
          </table:table-cell>
          <table:table-cell office:value-type="float" office:value="67653" table:style-name="ce11">
            <text:p>67,653</text:p>
          </table:table-cell>
          <table:table-cell office:value-type="float" office:value="35032" table:style-name="ce11">
            <text:p>35,032</text:p>
          </table:table-cell>
          <table:table-cell office:value-type="float" office:value="32621" table:style-name="ce23">
            <text:p>32,621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1" table:style-name="ce53">
            <text:p>3,851</text:p>
          </table:table-cell>
          <table:table-cell office:value-type="float" office:value="12139" table:style-name="ce18">
            <text:p>12,139</text:p>
          </table:table-cell>
          <table:table-cell office:value-type="float" office:value="6562" table:style-name="ce18">
            <text:p>6,562</text:p>
          </table:table-cell>
          <table:table-cell office:value-type="float" office:value="5577" table:style-name="ce19">
            <text:p>5,57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8501" table:style-name="ce71">
            <text:p>1,058,501</text:p>
          </table:table-cell>
          <table:table-cell office:value-type="float" office:value="2654008" table:style-name="ce79">
            <text:p>2,654,008</text:p>
          </table:table-cell>
          <table:table-cell office:value-type="float" office:value="1265088" table:style-name="ce79">
            <text:p>1,265,088</text:p>
          </table:table-cell>
          <table:table-cell office:value-type="float" office:value="1388920" table:style-name="ce73">
            <text:p>1,388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310" table:style-name="ce52">
            <text:p>81,310</text:p>
          </table:table-cell>
          <table:table-cell office:value-type="float" office:value="204903" table:style-name="ce11">
            <text:p>204,903</text:p>
          </table:table-cell>
          <table:table-cell office:value-type="float" office:value="95935" table:style-name="ce11">
            <text:p>95,935</text:p>
          </table:table-cell>
          <table:table-cell office:value-type="float" office:value="108968" table:style-name="ce10">
            <text:p>108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05" table:style-name="ce52">
            <text:p>89,405</text:p>
          </table:table-cell>
          <table:table-cell office:value-type="float" office:value="221234" table:style-name="ce11">
            <text:p>221,234</text:p>
          </table:table-cell>
          <table:table-cell office:value-type="float" office:value="105313" table:style-name="ce11">
            <text:p>105,313</text:p>
          </table:table-cell>
          <table:table-cell office:value-type="float" office:value="115921" table:style-name="ce10">
            <text:p>115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514" table:style-name="ce52">
            <text:p>121,514</text:p>
          </table:table-cell>
          <table:table-cell office:value-type="float" office:value="308383" table:style-name="ce11">
            <text:p>308,383</text:p>
          </table:table-cell>
          <table:table-cell office:value-type="float" office:value="143580" table:style-name="ce11">
            <text:p>143,580</text:p>
          </table:table-cell>
          <table:table-cell office:value-type="float" office:value="164803" table:style-name="ce10">
            <text:p>164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506" table:style-name="ce52">
            <text:p>100,506</text:p>
          </table:table-cell>
          <table:table-cell office:value-type="float" office:value="228075" table:style-name="ce11">
            <text:p>228,075</text:p>
          </table:table-cell>
          <table:table-cell office:value-type="float" office:value="105898" table:style-name="ce11">
            <text:p>105,898</text:p>
          </table:table-cell>
          <table:table-cell office:value-type="float" office:value="122177" table:style-name="ce10">
            <text:p>122,1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533" table:style-name="ce52">
            <text:p>65,533</text:p>
          </table:table-cell>
          <table:table-cell office:value-type="float" office:value="158228" table:style-name="ce11">
            <text:p>158,228</text:p>
          </table:table-cell>
          <table:table-cell office:value-type="float" office:value="75417" table:style-name="ce11">
            <text:p>75,417</text:p>
          </table:table-cell>
          <table:table-cell office:value-type="float" office:value="82811" table:style-name="ce10">
            <text:p>82,8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857" table:style-name="ce52">
            <text:p>51,857</text:p>
          </table:table-cell>
          <table:table-cell office:value-type="float" office:value="126687" table:style-name="ce11">
            <text:p>126,687</text:p>
          </table:table-cell>
          <table:table-cell office:value-type="float" office:value="61554" table:style-name="ce11">
            <text:p>61,554</text:p>
          </table:table-cell>
          <table:table-cell office:value-type="float" office:value="65133" table:style-name="ce10">
            <text:p>65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035" table:style-name="ce52">
            <text:p>79,035</text:p>
          </table:table-cell>
          <table:table-cell office:value-type="float" office:value="187920" table:style-name="ce11">
            <text:p>187,920</text:p>
          </table:table-cell>
          <table:table-cell office:value-type="float" office:value="92051" table:style-name="ce11">
            <text:p>92,051</text:p>
          </table:table-cell>
          <table:table-cell office:value-type="float" office:value="95869" table:style-name="ce10">
            <text:p>95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100" table:style-name="ce52">
            <text:p>107,100</text:p>
          </table:table-cell>
          <table:table-cell office:value-type="float" office:value="272790" table:style-name="ce11">
            <text:p>272,790</text:p>
          </table:table-cell>
          <table:table-cell office:value-type="float" office:value="130610" table:style-name="ce11">
            <text:p>130,610</text:p>
          </table:table-cell>
          <table:table-cell office:value-type="float" office:value="142180" table:style-name="ce10">
            <text:p>142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437" table:style-name="ce52">
            <text:p>47,437</text:p>
          </table:table-cell>
          <table:table-cell office:value-type="float" office:value="120710" table:style-name="ce11">
            <text:p>120,710</text:p>
          </table:table-cell>
          <table:table-cell office:value-type="float" office:value="58947" table:style-name="ce11">
            <text:p>58,947</text:p>
          </table:table-cell>
          <table:table-cell office:value-type="float" office:value="61763" table:style-name="ce10">
            <text:p>61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173" table:style-name="ce52">
            <text:p>109,173</text:p>
          </table:table-cell>
          <table:table-cell office:value-type="float" office:value="286527" table:style-name="ce11">
            <text:p>286,527</text:p>
          </table:table-cell>
          <table:table-cell office:value-type="float" office:value="136618" table:style-name="ce11">
            <text:p>136,618</text:p>
          </table:table-cell>
          <table:table-cell office:value-type="float" office:value="149909" table:style-name="ce10">
            <text:p>149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31" table:style-name="ce52">
            <text:p>107,931</text:p>
          </table:table-cell>
          <table:table-cell office:value-type="float" office:value="284577" table:style-name="ce11">
            <text:p>284,577</text:p>
          </table:table-cell>
          <table:table-cell office:value-type="float" office:value="137101" table:style-name="ce11">
            <text:p>137,101</text:p>
          </table:table-cell>
          <table:table-cell office:value-type="float" office:value="147476" table:style-name="ce10">
            <text:p>147,47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700" table:style-name="ce53">
            <text:p>97,700</text:p>
          </table:table-cell>
          <table:table-cell office:value-type="float" office:value="253974" table:style-name="ce18">
            <text:p>253,974</text:p>
          </table:table-cell>
          <table:table-cell office:value-type="float" office:value="122064" table:style-name="ce18">
            <text:p>122,064</text:p>
          </table:table-cell>
          <table:table-cell office:value-type="float" office:value="131910" table:style-name="ce17">
            <text:p>131,910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8年07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0922" table:style-name="ce71">
            <text:p>980,922</text:p>
          </table:table-cell>
          <table:table-cell office:value-type="float" office:value="2811148" table:style-name="ce79">
            <text:p>2,811,148</text:p>
          </table:table-cell>
          <table:table-cell office:value-type="float" office:value="1382696" table:style-name="ce79">
            <text:p>1,382,696</text:p>
          </table:table-cell>
          <table:table-cell office:value-type="float" office:value="1428452" table:style-name="ce73">
            <text:p>1,428,45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4" table:style-name="ce52">
            <text:p>7,984</text:p>
          </table:table-cell>
          <table:table-cell office:value-type="float" office:value="18500" table:style-name="ce11">
            <text:p>18,500</text:p>
          </table:table-cell>
          <table:table-cell office:value-type="float" office:value="9147" table:style-name="ce11">
            <text:p>9,147</text:p>
          </table:table-cell>
          <table:table-cell office:value-type="float" office:value="9353" table:style-name="ce10">
            <text:p>9,35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443" table:style-name="ce52">
            <text:p>28,443</text:p>
          </table:table-cell>
          <table:table-cell office:value-type="float" office:value="76063" table:style-name="ce11">
            <text:p>76,063</text:p>
          </table:table-cell>
          <table:table-cell office:value-type="float" office:value="37729" table:style-name="ce11">
            <text:p>37,729</text:p>
          </table:table-cell>
          <table:table-cell office:value-type="float" office:value="38334" table:style-name="ce10">
            <text:p>38,33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365" table:style-name="ce52">
            <text:p>49,365</text:p>
          </table:table-cell>
          <table:table-cell office:value-type="float" office:value="126423" table:style-name="ce11">
            <text:p>126,423</text:p>
          </table:table-cell>
          <table:table-cell office:value-type="float" office:value="60536" table:style-name="ce11">
            <text:p>60,536</text:p>
          </table:table-cell>
          <table:table-cell office:value-type="float" office:value="65887" table:style-name="ce10">
            <text:p>65,88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21" table:style-name="ce52">
            <text:p>46,021</text:p>
          </table:table-cell>
          <table:table-cell office:value-type="float" office:value="115585" table:style-name="ce11">
            <text:p>115,585</text:p>
          </table:table-cell>
          <table:table-cell office:value-type="float" office:value="54769" table:style-name="ce11">
            <text:p>54,769</text:p>
          </table:table-cell>
          <table:table-cell office:value-type="float" office:value="60816" table:style-name="ce10">
            <text:p>60,81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59926" table:style-name="ce52">
            <text:p>59,926</text:p>
          </table:table-cell>
          <table:table-cell office:value-type="float" office:value="147349" table:style-name="ce11">
            <text:p>147,349</text:p>
          </table:table-cell>
          <table:table-cell office:value-type="float" office:value="70300" table:style-name="ce11">
            <text:p>70,300</text:p>
          </table:table-cell>
          <table:table-cell office:value-type="float" office:value="77049" table:style-name="ce10">
            <text:p>77,04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7886" table:style-name="ce52">
            <text:p>87,886</text:p>
          </table:table-cell>
          <table:table-cell office:value-type="float" office:value="229680" table:style-name="ce11">
            <text:p>229,680</text:p>
          </table:table-cell>
          <table:table-cell office:value-type="float" office:value="110015" table:style-name="ce11">
            <text:p>110,015</text:p>
          </table:table-cell>
          <table:table-cell office:value-type="float" office:value="119665" table:style-name="ce10">
            <text:p>119,6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4194" table:style-name="ce52">
            <text:p>64,194</text:p>
          </table:table-cell>
          <table:table-cell office:value-type="float" office:value="172155" table:style-name="ce11">
            <text:p>172,155</text:p>
          </table:table-cell>
          <table:table-cell office:value-type="float" office:value="82266" table:style-name="ce11">
            <text:p>82,266</text:p>
          </table:table-cell>
          <table:table-cell office:value-type="float" office:value="89889" table:style-name="ce10">
            <text:p>89,88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3639" table:style-name="ce52">
            <text:p>103,639</text:p>
          </table:table-cell>
          <table:table-cell office:value-type="float" office:value="281742" table:style-name="ce11">
            <text:p>281,742</text:p>
          </table:table-cell>
          <table:table-cell office:value-type="float" office:value="134722" table:style-name="ce11">
            <text:p>134,722</text:p>
          </table:table-cell>
          <table:table-cell office:value-type="float" office:value="147020" table:style-name="ce10">
            <text:p>147,02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530" table:style-name="ce52">
            <text:p>54,530</text:p>
          </table:table-cell>
          <table:table-cell office:value-type="float" office:value="166994" table:style-name="ce11">
            <text:p>166,994</text:p>
          </table:table-cell>
          <table:table-cell office:value-type="float" office:value="82348" table:style-name="ce11">
            <text:p>82,348</text:p>
          </table:table-cell>
          <table:table-cell office:value-type="float" office:value="84646" table:style-name="ce10">
            <text:p>84,6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06" table:style-name="ce52">
            <text:p>17,406</text:p>
          </table:table-cell>
          <table:table-cell office:value-type="float" office:value="49962" table:style-name="ce11">
            <text:p>49,962</text:p>
          </table:table-cell>
          <table:table-cell office:value-type="float" office:value="25616" table:style-name="ce11">
            <text:p>25,616</text:p>
          </table:table-cell>
          <table:table-cell office:value-type="float" office:value="24346" table:style-name="ce10">
            <text:p>24,3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418" table:style-name="ce52">
            <text:p>23,418</text:p>
          </table:table-cell>
          <table:table-cell office:value-type="float" office:value="77245" table:style-name="ce11">
            <text:p>77,245</text:p>
          </table:table-cell>
          <table:table-cell office:value-type="float" office:value="38725" table:style-name="ce11">
            <text:p>38,725</text:p>
          </table:table-cell>
          <table:table-cell office:value-type="float" office:value="38520" table:style-name="ce10">
            <text:p>38,5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243" table:style-name="ce52">
            <text:p>28,243</text:p>
          </table:table-cell>
          <table:table-cell office:value-type="float" office:value="87278" table:style-name="ce11">
            <text:p>87,278</text:p>
          </table:table-cell>
          <table:table-cell office:value-type="float" office:value="44712" table:style-name="ce11">
            <text:p>44,712</text:p>
          </table:table-cell>
          <table:table-cell office:value-type="float" office:value="42566" table:style-name="ce10">
            <text:p>42,5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467" table:style-name="ce52">
            <text:p>30,467</text:p>
          </table:table-cell>
          <table:table-cell office:value-type="float" office:value="94536" table:style-name="ce11">
            <text:p>94,536</text:p>
          </table:table-cell>
          <table:table-cell office:value-type="float" office:value="47637" table:style-name="ce11">
            <text:p>47,637</text:p>
          </table:table-cell>
          <table:table-cell office:value-type="float" office:value="46899" table:style-name="ce10">
            <text:p>46,8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452" table:style-name="ce52">
            <text:p>18,452</text:p>
          </table:table-cell>
          <table:table-cell office:value-type="float" office:value="58733" table:style-name="ce11">
            <text:p>58,733</text:p>
          </table:table-cell>
          <table:table-cell office:value-type="float" office:value="29410" table:style-name="ce11">
            <text:p>29,410</text:p>
          </table:table-cell>
          <table:table-cell office:value-type="float" office:value="29323" table:style-name="ce10">
            <text:p>29,3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581" table:style-name="ce52">
            <text:p>16,581</text:p>
          </table:table-cell>
          <table:table-cell office:value-type="float" office:value="54701" table:style-name="ce11">
            <text:p>54,701</text:p>
          </table:table-cell>
          <table:table-cell office:value-type="float" office:value="27715" table:style-name="ce11">
            <text:p>27,715</text:p>
          </table:table-cell>
          <table:table-cell office:value-type="float" office:value="26986" table:style-name="ce10">
            <text:p>26,9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855" table:style-name="ce52">
            <text:p>19,855</text:p>
          </table:table-cell>
          <table:table-cell office:value-type="float" office:value="65717" table:style-name="ce11">
            <text:p>65,717</text:p>
          </table:table-cell>
          <table:table-cell office:value-type="float" office:value="33477" table:style-name="ce11">
            <text:p>33,477</text:p>
          </table:table-cell>
          <table:table-cell office:value-type="float" office:value="32240" table:style-name="ce10">
            <text:p>32,2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037" table:style-name="ce52">
            <text:p>37,037</text:p>
          </table:table-cell>
          <table:table-cell office:value-type="float" office:value="109246" table:style-name="ce11">
            <text:p>109,246</text:p>
          </table:table-cell>
          <table:table-cell office:value-type="float" office:value="53911" table:style-name="ce11">
            <text:p>53,911</text:p>
          </table:table-cell>
          <table:table-cell office:value-type="float" office:value="55335" table:style-name="ce10">
            <text:p>55,3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13" table:style-name="ce52">
            <text:p>30,213</text:p>
          </table:table-cell>
          <table:table-cell office:value-type="float" office:value="95822" table:style-name="ce11">
            <text:p>95,822</text:p>
          </table:table-cell>
          <table:table-cell office:value-type="float" office:value="47704" table:style-name="ce11">
            <text:p>47,704</text:p>
          </table:table-cell>
          <table:table-cell office:value-type="float" office:value="48118" table:style-name="ce10">
            <text:p>48,1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28" table:style-name="ce52">
            <text:p>7,628</text:p>
          </table:table-cell>
          <table:table-cell office:value-type="float" office:value="24397" table:style-name="ce11">
            <text:p>24,397</text:p>
          </table:table-cell>
          <table:table-cell office:value-type="float" office:value="12641" table:style-name="ce11">
            <text:p>12,641</text:p>
          </table:table-cell>
          <table:table-cell office:value-type="float" office:value="11756" table:style-name="ce10">
            <text:p>11,7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08" table:style-name="ce52">
            <text:p>4,908</text:p>
          </table:table-cell>
          <table:table-cell office:value-type="float" office:value="14844" table:style-name="ce11">
            <text:p>14,844</text:p>
          </table:table-cell>
          <table:table-cell office:value-type="float" office:value="7685" table:style-name="ce11">
            <text:p>7,685</text:p>
          </table:table-cell>
          <table:table-cell office:value-type="float" office:value="7159" table:style-name="ce10">
            <text:p>7,1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89" table:style-name="ce52">
            <text:p>9,889</text:p>
          </table:table-cell>
          <table:table-cell office:value-type="float" office:value="32211" table:style-name="ce11">
            <text:p>32,211</text:p>
          </table:table-cell>
          <table:table-cell office:value-type="float" office:value="16445" table:style-name="ce11">
            <text:p>16,445</text:p>
          </table:table-cell>
          <table:table-cell office:value-type="float" office:value="15766" table:style-name="ce10">
            <text:p>15,7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58" table:style-name="ce52">
            <text:p>5,558</text:p>
          </table:table-cell>
          <table:table-cell office:value-type="float" office:value="19141" table:style-name="ce11">
            <text:p>19,141</text:p>
          </table:table-cell>
          <table:table-cell office:value-type="float" office:value="10102" table:style-name="ce11">
            <text:p>10,102</text:p>
          </table:table-cell>
          <table:table-cell office:value-type="float" office:value="9039" table:style-name="ce10">
            <text:p>9,03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424" table:style-name="ce52">
            <text:p>25,424</text:p>
          </table:table-cell>
          <table:table-cell office:value-type="float" office:value="75420" table:style-name="ce11">
            <text:p>75,420</text:p>
          </table:table-cell>
          <table:table-cell office:value-type="float" office:value="37740" table:style-name="ce11">
            <text:p>37,740</text:p>
          </table:table-cell>
          <table:table-cell office:value-type="float" office:value="37680" table:style-name="ce10">
            <text:p>37,6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7957" table:style-name="ce52">
            <text:p>17,957</text:p>
          </table:table-cell>
          <table:table-cell office:value-type="float" office:value="57259" table:style-name="ce11">
            <text:p>57,259</text:p>
          </table:table-cell>
          <table:table-cell office:value-type="float" office:value="29228" table:style-name="ce11">
            <text:p>29,228</text:p>
          </table:table-cell>
          <table:table-cell office:value-type="float" office:value="28031" table:style-name="ce10">
            <text:p>28,03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631" table:style-name="ce52">
            <text:p>23,631</text:p>
          </table:table-cell>
          <table:table-cell office:value-type="float" office:value="77951" table:style-name="ce11">
            <text:p>77,951</text:p>
          </table:table-cell>
          <table:table-cell office:value-type="float" office:value="39239" table:style-name="ce11">
            <text:p>39,239</text:p>
          </table:table-cell>
          <table:table-cell office:value-type="float" office:value="38712" table:style-name="ce10">
            <text:p>38,7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540" table:style-name="ce52">
            <text:p>20,540</text:p>
          </table:table-cell>
          <table:table-cell office:value-type="float" office:value="65497" table:style-name="ce11">
            <text:p>65,497</text:p>
          </table:table-cell>
          <table:table-cell office:value-type="float" office:value="33197" table:style-name="ce11">
            <text:p>33,197</text:p>
          </table:table-cell>
          <table:table-cell office:value-type="float" office:value="32300" table:style-name="ce10">
            <text:p>32,3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191" table:style-name="ce52">
            <text:p>66,191</text:p>
          </table:table-cell>
          <table:table-cell office:value-type="float" office:value="193113" table:style-name="ce11">
            <text:p>193,113</text:p>
          </table:table-cell>
          <table:table-cell office:value-type="float" office:value="95595" table:style-name="ce11">
            <text:p>95,595</text:p>
          </table:table-cell>
          <table:table-cell office:value-type="float" office:value="97518" table:style-name="ce10">
            <text:p>97,5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0939" table:style-name="ce52">
            <text:p>70,939</text:p>
          </table:table-cell>
          <table:table-cell office:value-type="float" office:value="212653" table:style-name="ce11">
            <text:p>212,653</text:p>
          </table:table-cell>
          <table:table-cell office:value-type="float" office:value="104212" table:style-name="ce11">
            <text:p>104,212</text:p>
          </table:table-cell>
          <table:table-cell office:value-type="float" office:value="108441" table:style-name="ce10">
            <text:p>108,44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97" table:style-name="ce53">
            <text:p>4,597</text:p>
          </table:table-cell>
          <table:table-cell office:value-type="float" office:value="10931" table:style-name="ce18">
            <text:p>10,931</text:p>
          </table:table-cell>
          <table:table-cell office:value-type="float" office:value="5873" table:style-name="ce18">
            <text:p>5,873</text:p>
          </table:table-cell>
          <table:table-cell office:value-type="float" office:value="5058" table:style-name="ce17">
            <text:p>5,058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05884" table:style-name="ce75">
            <text:p>1,105,884</text:p>
          </table:table-cell>
          <table:table-cell office:value-type="float" office:value="2773591" table:style-name="ce79">
            <text:p>2,773,591</text:p>
          </table:table-cell>
          <table:table-cell office:value-type="float" office:value="1370832" table:style-name="ce80">
            <text:p>1,370,832</text:p>
          </table:table-cell>
          <table:table-cell office:value-type="float" office:value="1402759" table:style-name="ce72">
            <text:p>1,402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79" table:style-name="ce9">
            <text:p>10,879</text:p>
          </table:table-cell>
          <table:table-cell office:value-type="float" office:value="23990" table:style-name="ce11">
            <text:p>23,990</text:p>
          </table:table-cell>
          <table:table-cell office:value-type="float" office:value="11917" table:style-name="ce9">
            <text:p>11,917</text:p>
          </table:table-cell>
          <table:table-cell office:value-type="float" office:value="12073" table:style-name="ce9">
            <text:p>12,0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106" table:style-name="ce9">
            <text:p>59,106</text:p>
          </table:table-cell>
          <table:table-cell office:value-type="float" office:value="140671" table:style-name="ce11">
            <text:p>140,671</text:p>
          </table:table-cell>
          <table:table-cell office:value-type="float" office:value="67722" table:style-name="ce9">
            <text:p>67,722</text:p>
          </table:table-cell>
          <table:table-cell office:value-type="float" office:value="72949" table:style-name="ce9">
            <text:p>72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9824" table:style-name="ce9">
            <text:p>79,824</text:p>
          </table:table-cell>
          <table:table-cell office:value-type="float" office:value="197313" table:style-name="ce11">
            <text:p>197,313</text:p>
          </table:table-cell>
          <table:table-cell office:value-type="float" office:value="94607" table:style-name="ce9">
            <text:p>94,607</text:p>
          </table:table-cell>
          <table:table-cell office:value-type="float" office:value="102706" table:style-name="ce9">
            <text:p>102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2890" table:style-name="ce9">
            <text:p>72,890</text:p>
          </table:table-cell>
          <table:table-cell office:value-type="float" office:value="187014" table:style-name="ce11">
            <text:p>187,014</text:p>
          </table:table-cell>
          <table:table-cell office:value-type="float" office:value="91591" table:style-name="ce9">
            <text:p>91,591</text:p>
          </table:table-cell>
          <table:table-cell office:value-type="float" office:value="95423" table:style-name="ce9">
            <text:p>95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444" table:style-name="ce9">
            <text:p>137,444</text:p>
          </table:table-cell>
          <table:table-cell office:value-type="float" office:value="339948" table:style-name="ce11">
            <text:p>339,948</text:p>
          </table:table-cell>
          <table:table-cell office:value-type="float" office:value="164184" table:style-name="ce9">
            <text:p>164,184</text:p>
          </table:table-cell>
          <table:table-cell office:value-type="float" office:value="175764" table:style-name="ce9">
            <text:p>175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07" table:style-name="ce9">
            <text:p>23,107</text:p>
          </table:table-cell>
          <table:table-cell office:value-type="float" office:value="51082" table:style-name="ce11">
            <text:p>51,082</text:p>
          </table:table-cell>
          <table:table-cell office:value-type="float" office:value="24476" table:style-name="ce9">
            <text:p>24,476</text:p>
          </table:table-cell>
          <table:table-cell office:value-type="float" office:value="26606" table:style-name="ce9">
            <text:p>26,6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08" table:style-name="ce9">
            <text:p>12,808</text:p>
          </table:table-cell>
          <table:table-cell office:value-type="float" office:value="26822" table:style-name="ce11">
            <text:p>26,822</text:p>
          </table:table-cell>
          <table:table-cell office:value-type="float" office:value="12702" table:style-name="ce9">
            <text:p>12,702</text:p>
          </table:table-cell>
          <table:table-cell office:value-type="float" office:value="14120" table:style-name="ce9">
            <text:p>14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488" table:style-name="ce9">
            <text:p>72,488</text:p>
          </table:table-cell>
          <table:table-cell office:value-type="float" office:value="169084" table:style-name="ce11">
            <text:p>169,084</text:p>
          </table:table-cell>
          <table:table-cell office:value-type="float" office:value="81139" table:style-name="ce9">
            <text:p>81,139</text:p>
          </table:table-cell>
          <table:table-cell office:value-type="float" office:value="87945" table:style-name="ce9">
            <text:p>87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034" table:style-name="ce9">
            <text:p>79,034</text:p>
          </table:table-cell>
          <table:table-cell office:value-type="float" office:value="187855" table:style-name="ce11">
            <text:p>187,855</text:p>
          </table:table-cell>
          <table:table-cell office:value-type="float" office:value="92193" table:style-name="ce9">
            <text:p>92,193</text:p>
          </table:table-cell>
          <table:table-cell office:value-type="float" office:value="95662" table:style-name="ce9">
            <text:p>95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12" table:style-name="ce9">
            <text:p>11,112</text:p>
          </table:table-cell>
          <table:table-cell office:value-type="float" office:value="28275" table:style-name="ce11">
            <text:p>28,275</text:p>
          </table:table-cell>
          <table:table-cell office:value-type="float" office:value="14567" table:style-name="ce9">
            <text:p>14,567</text:p>
          </table:table-cell>
          <table:table-cell office:value-type="float" office:value="13708" table:style-name="ce9">
            <text:p>13,70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8874" table:style-name="ce9">
            <text:p>68,874</text:p>
          </table:table-cell>
          <table:table-cell office:value-type="float" office:value="157749" table:style-name="ce11">
            <text:p>157,749</text:p>
          </table:table-cell>
          <table:table-cell office:value-type="float" office:value="78146" table:style-name="ce9">
            <text:p>78,146</text:p>
          </table:table-cell>
          <table:table-cell office:value-type="float" office:value="79603" table:style-name="ce9">
            <text:p>79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2745" table:style-name="ce9">
            <text:p>142,745</text:p>
          </table:table-cell>
          <table:table-cell office:value-type="float" office:value="359919" table:style-name="ce11">
            <text:p>359,919</text:p>
          </table:table-cell>
          <table:table-cell office:value-type="float" office:value="175937" table:style-name="ce9">
            <text:p>175,937</text:p>
          </table:table-cell>
          <table:table-cell office:value-type="float" office:value="183982" table:style-name="ce9">
            <text:p>183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262" table:style-name="ce9">
            <text:p>26,262</text:p>
          </table:table-cell>
          <table:table-cell office:value-type="float" office:value="69743" table:style-name="ce11">
            <text:p>69,743</text:p>
          </table:table-cell>
          <table:table-cell office:value-type="float" office:value="35174" table:style-name="ce9">
            <text:p>35,174</text:p>
          </table:table-cell>
          <table:table-cell office:value-type="float" office:value="34569" table:style-name="ce9">
            <text:p>34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785" table:style-name="ce9">
            <text:p>42,785</text:p>
          </table:table-cell>
          <table:table-cell office:value-type="float" office:value="112466" table:style-name="ce11">
            <text:p>112,466</text:p>
          </table:table-cell>
          <table:table-cell office:value-type="float" office:value="57453" table:style-name="ce9">
            <text:p>57,453</text:p>
          </table:table-cell>
          <table:table-cell office:value-type="float" office:value="55013" table:style-name="ce9">
            <text:p>55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07" table:style-name="ce9">
            <text:p>13,707</text:p>
          </table:table-cell>
          <table:table-cell office:value-type="float" office:value="42216" table:style-name="ce11">
            <text:p>42,216</text:p>
          </table:table-cell>
          <table:table-cell office:value-type="float" office:value="21584" table:style-name="ce9">
            <text:p>21,584</text:p>
          </table:table-cell>
          <table:table-cell office:value-type="float" office:value="20632" table:style-name="ce9">
            <text:p>20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93" table:style-name="ce9">
            <text:p>13,193</text:p>
          </table:table-cell>
          <table:table-cell office:value-type="float" office:value="34504" table:style-name="ce11">
            <text:p>34,504</text:p>
          </table:table-cell>
          <table:table-cell office:value-type="float" office:value="17495" table:style-name="ce9">
            <text:p>17,495</text:p>
          </table:table-cell>
          <table:table-cell office:value-type="float" office:value="17009" table:style-name="ce9">
            <text:p>17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4991" table:style-name="ce9">
            <text:p>34,991</text:p>
          </table:table-cell>
          <table:table-cell office:value-type="float" office:value="88918" table:style-name="ce11">
            <text:p>88,918</text:p>
          </table:table-cell>
          <table:table-cell office:value-type="float" office:value="45015" table:style-name="ce9">
            <text:p>45,015</text:p>
          </table:table-cell>
          <table:table-cell office:value-type="float" office:value="43903" table:style-name="ce9">
            <text:p>43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884" table:style-name="ce9">
            <text:p>18,884</text:p>
          </table:table-cell>
          <table:table-cell office:value-type="float" office:value="44802" table:style-name="ce11">
            <text:p>44,802</text:p>
          </table:table-cell>
          <table:table-cell office:value-type="float" office:value="22611" table:style-name="ce9">
            <text:p>22,611</text:p>
          </table:table-cell>
          <table:table-cell office:value-type="float" office:value="22191" table:style-name="ce9">
            <text:p>22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280" table:style-name="ce9">
            <text:p>35,280</text:p>
          </table:table-cell>
          <table:table-cell office:value-type="float" office:value="97167" table:style-name="ce11">
            <text:p>97,167</text:p>
          </table:table-cell>
          <table:table-cell office:value-type="float" office:value="48169" table:style-name="ce9">
            <text:p>48,169</text:p>
          </table:table-cell>
          <table:table-cell office:value-type="float" office:value="48998" table:style-name="ce9">
            <text:p>48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104" table:style-name="ce9">
            <text:p>14,104</text:p>
          </table:table-cell>
          <table:table-cell office:value-type="float" office:value="38011" table:style-name="ce11">
            <text:p>38,011</text:p>
          </table:table-cell>
          <table:table-cell office:value-type="float" office:value="19231" table:style-name="ce9">
            <text:p>19,231</text:p>
          </table:table-cell>
          <table:table-cell office:value-type="float" office:value="18780" table:style-name="ce9">
            <text:p>18,7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694" table:style-name="ce9">
            <text:p>10,694</text:p>
          </table:table-cell>
          <table:table-cell office:value-type="float" office:value="29780" table:style-name="ce11">
            <text:p>29,780</text:p>
          </table:table-cell>
          <table:table-cell office:value-type="float" office:value="15681" table:style-name="ce9">
            <text:p>15,681</text:p>
          </table:table-cell>
          <table:table-cell office:value-type="float" office:value="14099" table:style-name="ce9">
            <text:p>14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13" table:style-name="ce9">
            <text:p>3,213</text:p>
          </table:table-cell>
          <table:table-cell office:value-type="float" office:value="7114" table:style-name="ce11">
            <text:p>7,114</text:p>
          </table:table-cell>
          <table:table-cell office:value-type="float" office:value="3951" table:style-name="ce9">
            <text:p>3,951</text:p>
          </table:table-cell>
          <table:table-cell office:value-type="float" office:value="3163" table:style-name="ce9">
            <text:p>3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396" table:style-name="ce9">
            <text:p>9,396</text:p>
          </table:table-cell>
          <table:table-cell office:value-type="float" office:value="28549" table:style-name="ce11">
            <text:p>28,549</text:p>
          </table:table-cell>
          <table:table-cell office:value-type="float" office:value="14400" table:style-name="ce9">
            <text:p>14,400</text:p>
          </table:table-cell>
          <table:table-cell office:value-type="float" office:value="14149" table:style-name="ce9">
            <text:p>14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10" table:style-name="ce9">
            <text:p>17,210</text:p>
          </table:table-cell>
          <table:table-cell office:value-type="float" office:value="52374" table:style-name="ce11">
            <text:p>52,374</text:p>
          </table:table-cell>
          <table:table-cell office:value-type="float" office:value="26671" table:style-name="ce9">
            <text:p>26,671</text:p>
          </table:table-cell>
          <table:table-cell office:value-type="float" office:value="25703" table:style-name="ce9">
            <text:p>25,7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962" table:style-name="ce9">
            <text:p>10,962</text:p>
          </table:table-cell>
          <table:table-cell office:value-type="float" office:value="29750" table:style-name="ce11">
            <text:p>29,750</text:p>
          </table:table-cell>
          <table:table-cell office:value-type="float" office:value="15198" table:style-name="ce9">
            <text:p>15,198</text:p>
          </table:table-cell>
          <table:table-cell office:value-type="float" office:value="14552" table:style-name="ce9">
            <text:p>14,5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72" table:style-name="ce9">
            <text:p>10,572</text:p>
          </table:table-cell>
          <table:table-cell office:value-type="float" office:value="29956" table:style-name="ce11">
            <text:p>29,956</text:p>
          </table:table-cell>
          <table:table-cell office:value-type="float" office:value="15390" table:style-name="ce9">
            <text:p>15,390</text:p>
          </table:table-cell>
          <table:table-cell office:value-type="float" office:value="14566" table:style-name="ce9">
            <text:p>14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39" table:style-name="ce9">
            <text:p>5,739</text:p>
          </table:table-cell>
          <table:table-cell office:value-type="float" office:value="13827" table:style-name="ce11">
            <text:p>13,827</text:p>
          </table:table-cell>
          <table:table-cell office:value-type="float" office:value="6954" table:style-name="ce9">
            <text:p>6,954</text:p>
          </table:table-cell>
          <table:table-cell office:value-type="float" office:value="6873" table:style-name="ce9">
            <text:p>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8" table:style-name="ce9">
            <text:p>6,798</text:p>
          </table:table-cell>
          <table:table-cell office:value-type="float" office:value="19129" table:style-name="ce11">
            <text:p>19,129</text:p>
          </table:table-cell>
          <table:table-cell office:value-type="float" office:value="9808" table:style-name="ce9">
            <text:p>9,808</text:p>
          </table:table-cell>
          <table:table-cell office:value-type="float" office:value="9321" table:style-name="ce9">
            <text:p>9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00" table:style-name="ce9">
            <text:p>12,700</text:p>
          </table:table-cell>
          <table:table-cell office:value-type="float" office:value="35743" table:style-name="ce11">
            <text:p>35,743</text:p>
          </table:table-cell>
          <table:table-cell office:value-type="float" office:value="18403" table:style-name="ce9">
            <text:p>18,403</text:p>
          </table:table-cell>
          <table:table-cell office:value-type="float" office:value="17340" table:style-name="ce9">
            <text:p>17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9" table:style-name="ce9">
            <text:p>13,709</text:p>
          </table:table-cell>
          <table:table-cell office:value-type="float" office:value="36414" table:style-name="ce11">
            <text:p>36,414</text:p>
          </table:table-cell>
          <table:table-cell office:value-type="float" office:value="18804" table:style-name="ce9">
            <text:p>18,804</text:p>
          </table:table-cell>
          <table:table-cell office:value-type="float" office:value="17610" table:style-name="ce9">
            <text:p>17,6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06" table:style-name="ce9">
            <text:p>14,806</text:p>
          </table:table-cell>
          <table:table-cell office:value-type="float" office:value="39283" table:style-name="ce11">
            <text:p>39,283</text:p>
          </table:table-cell>
          <table:table-cell office:value-type="float" office:value="20596" table:style-name="ce9">
            <text:p>20,596</text:p>
          </table:table-cell>
          <table:table-cell office:value-type="float" office:value="18687" table:style-name="ce9">
            <text:p>18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7" table:style-name="ce9">
            <text:p>5,557</text:p>
          </table:table-cell>
          <table:table-cell office:value-type="float" office:value="12780" table:style-name="ce11">
            <text:p>12,780</text:p>
          </table:table-cell>
          <table:table-cell office:value-type="float" office:value="6913" table:style-name="ce9">
            <text:p>6,913</text:p>
          </table:table-cell>
          <table:table-cell office:value-type="float" office:value="5867" table:style-name="ce9">
            <text:p>5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2" table:style-name="ce9">
            <text:p>2,282</text:p>
          </table:table-cell>
          <table:table-cell office:value-type="float" office:value="5967" table:style-name="ce11">
            <text:p>5,967</text:p>
          </table:table-cell>
          <table:table-cell office:value-type="float" office:value="3168" table:style-name="ce9">
            <text:p>3,168</text:p>
          </table:table-cell>
          <table:table-cell office:value-type="float" office:value="2799" table:style-name="ce9">
            <text:p>2,79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9" table:style-name="ce9">
            <text:p>4,799</text:p>
          </table:table-cell>
          <table:table-cell office:value-type="float" office:value="11711" table:style-name="ce11">
            <text:p>11,711</text:p>
          </table:table-cell>
          <table:table-cell office:value-type="float" office:value="6404" table:style-name="ce9">
            <text:p>6,404</text:p>
          </table:table-cell>
          <table:table-cell office:value-type="float" office:value="5307" table:style-name="ce9">
            <text:p>5,30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20" table:style-name="ce9">
            <text:p>5,120</text:p>
          </table:table-cell>
          <table:table-cell office:value-type="float" office:value="14280" table:style-name="ce11">
            <text:p>14,280</text:p>
          </table:table-cell>
          <table:table-cell office:value-type="float" office:value="7716" table:style-name="ce9">
            <text:p>7,716</text:p>
          </table:table-cell>
          <table:table-cell office:value-type="float" office:value="6564" table:style-name="ce9">
            <text:p>6,56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4" table:style-name="ce9">
            <text:p>604</text:p>
          </table:table-cell>
          <table:table-cell office:value-type="float" office:value="1965" table:style-name="ce11">
            <text:p>1,965</text:p>
          </table:table-cell>
          <table:table-cell office:value-type="float" office:value="991" table:style-name="ce9">
            <text:p>991</text:p>
          </table:table-cell>
          <table:table-cell office:value-type="float" office:value="974" table:style-name="ce9">
            <text:p>974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6" table:style-name="ce9">
            <text:p>1,366</text:p>
          </table:table-cell>
          <table:table-cell office:value-type="float" office:value="4268" table:style-name="ce11">
            <text:p>4,268</text:p>
          </table:table-cell>
          <table:table-cell office:value-type="float" office:value="2246" table:style-name="ce9">
            <text:p>2,246</text:p>
          </table:table-cell>
          <table:table-cell office:value-type="float" office:value="2022" table:style-name="ce9">
            <text:p>2,022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0" table:style-name="ce16">
            <text:p>840</text:p>
          </table:table-cell>
          <table:table-cell office:value-type="float" office:value="3152" table:style-name="ce18">
            <text:p>3,152</text:p>
          </table:table-cell>
          <table:table-cell office:value-type="float" office:value="1625" table:style-name="ce16">
            <text:p>1,625</text:p>
          </table:table-cell>
          <table:table-cell office:value-type="float" office:value="1527" table:style-name="ce16">
            <text:p>1,527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3158" table:style-name="ce71">
            <text:p>693,158</text:p>
          </table:table-cell>
          <table:table-cell office:value-type="float" office:value="1881796" table:style-name="ce79">
            <text:p>1,881,796</text:p>
          </table:table-cell>
          <table:table-cell office:value-type="float" office:value="938297" table:style-name="ce79">
            <text:p>938,297</text:p>
          </table:table-cell>
          <table:table-cell office:value-type="float" office:value="943499" table:style-name="ce73">
            <text:p>943,4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136" table:style-name="ce52">
            <text:p>29,136</text:p>
          </table:table-cell>
          <table:table-cell office:value-type="float" office:value="77208" table:style-name="ce11">
            <text:p>77,208</text:p>
          </table:table-cell>
          <table:table-cell office:value-type="float" office:value="38206" table:style-name="ce11">
            <text:p>38,206</text:p>
          </table:table-cell>
          <table:table-cell office:value-type="float" office:value="39002" table:style-name="ce10">
            <text:p>39,0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9" table:style-name="ce52">
            <text:p>10,069</text:p>
          </table:table-cell>
          <table:table-cell office:value-type="float" office:value="25311" table:style-name="ce11">
            <text:p>25,311</text:p>
          </table:table-cell>
          <table:table-cell office:value-type="float" office:value="13186" table:style-name="ce11">
            <text:p>13,186</text:p>
          </table:table-cell>
          <table:table-cell office:value-type="float" office:value="12125" table:style-name="ce10">
            <text:p>12,1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72" table:style-name="ce52">
            <text:p>10,772</text:p>
          </table:table-cell>
          <table:table-cell office:value-type="float" office:value="27859" table:style-name="ce11">
            <text:p>27,859</text:p>
          </table:table-cell>
          <table:table-cell office:value-type="float" office:value="14558" table:style-name="ce11">
            <text:p>14,558</text:p>
          </table:table-cell>
          <table:table-cell office:value-type="float" office:value="13301" table:style-name="ce10">
            <text:p>13,3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1" table:style-name="ce52">
            <text:p>7,971</text:p>
          </table:table-cell>
          <table:table-cell office:value-type="float" office:value="21101" table:style-name="ce11">
            <text:p>21,101</text:p>
          </table:table-cell>
          <table:table-cell office:value-type="float" office:value="10995" table:style-name="ce11">
            <text:p>10,995</text:p>
          </table:table-cell>
          <table:table-cell office:value-type="float" office:value="10106" table:style-name="ce10">
            <text:p>10,1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0" table:style-name="ce52">
            <text:p>8,780</text:p>
          </table:table-cell>
          <table:table-cell office:value-type="float" office:value="23150" table:style-name="ce11">
            <text:p>23,150</text:p>
          </table:table-cell>
          <table:table-cell office:value-type="float" office:value="12018" table:style-name="ce11">
            <text:p>12,018</text:p>
          </table:table-cell>
          <table:table-cell office:value-type="float" office:value="11132" table:style-name="ce10">
            <text:p>11,1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306" table:style-name="ce52">
            <text:p>8,306</text:p>
          </table:table-cell>
          <table:table-cell office:value-type="float" office:value="20581" table:style-name="ce11">
            <text:p>20,581</text:p>
          </table:table-cell>
          <table:table-cell office:value-type="float" office:value="10913" table:style-name="ce11">
            <text:p>10,913</text:p>
          </table:table-cell>
          <table:table-cell office:value-type="float" office:value="9668" table:style-name="ce10">
            <text:p>9,6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880" table:style-name="ce52">
            <text:p>15,880</text:p>
          </table:table-cell>
          <table:table-cell office:value-type="float" office:value="44045" table:style-name="ce11">
            <text:p>44,045</text:p>
          </table:table-cell>
          <table:table-cell office:value-type="float" office:value="22398" table:style-name="ce11">
            <text:p>22,398</text:p>
          </table:table-cell>
          <table:table-cell office:value-type="float" office:value="21647" table:style-name="ce10">
            <text:p>21,6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27" table:style-name="ce52">
            <text:p>9,127</text:p>
          </table:table-cell>
          <table:table-cell office:value-type="float" office:value="23722" table:style-name="ce11">
            <text:p>23,722</text:p>
          </table:table-cell>
          <table:table-cell office:value-type="float" office:value="12252" table:style-name="ce11">
            <text:p>12,252</text:p>
          </table:table-cell>
          <table:table-cell office:value-type="float" office:value="11470" table:style-name="ce10">
            <text:p>11,4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15" table:style-name="ce52">
            <text:p>7,815</text:p>
          </table:table-cell>
          <table:table-cell office:value-type="float" office:value="22010" table:style-name="ce11">
            <text:p>22,010</text:p>
          </table:table-cell>
          <table:table-cell office:value-type="float" office:value="11382" table:style-name="ce11">
            <text:p>11,382</text:p>
          </table:table-cell>
          <table:table-cell office:value-type="float" office:value="10628" table:style-name="ce10">
            <text:p>10,6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14" table:style-name="ce52">
            <text:p>8,014</text:p>
          </table:table-cell>
          <table:table-cell office:value-type="float" office:value="21280" table:style-name="ce11">
            <text:p>21,280</text:p>
          </table:table-cell>
          <table:table-cell office:value-type="float" office:value="10834" table:style-name="ce11">
            <text:p>10,834</text:p>
          </table:table-cell>
          <table:table-cell office:value-type="float" office:value="10446" table:style-name="ce10">
            <text:p>10,4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90" table:style-name="ce52">
            <text:p>3,790</text:p>
          </table:table-cell>
          <table:table-cell office:value-type="float" office:value="9460" table:style-name="ce11">
            <text:p>9,460</text:p>
          </table:table-cell>
          <table:table-cell office:value-type="float" office:value="5101" table:style-name="ce11">
            <text:p>5,101</text:p>
          </table:table-cell>
          <table:table-cell office:value-type="float" office:value="4359" table:style-name="ce10">
            <text:p>4,3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985" table:style-name="ce52">
            <text:p>20,985</text:p>
          </table:table-cell>
          <table:table-cell office:value-type="float" office:value="59042" table:style-name="ce11">
            <text:p>59,042</text:p>
          </table:table-cell>
          <table:table-cell office:value-type="float" office:value="29231" table:style-name="ce11">
            <text:p>29,231</text:p>
          </table:table-cell>
          <table:table-cell office:value-type="float" office:value="29811" table:style-name="ce10">
            <text:p>29,8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8" table:style-name="ce52">
            <text:p>9,648</text:p>
          </table:table-cell>
          <table:table-cell office:value-type="float" office:value="25593" table:style-name="ce11">
            <text:p>25,593</text:p>
          </table:table-cell>
          <table:table-cell office:value-type="float" office:value="13088" table:style-name="ce11">
            <text:p>13,088</text:p>
          </table:table-cell>
          <table:table-cell office:value-type="float" office:value="12505" table:style-name="ce10">
            <text:p>12,5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273" table:style-name="ce52">
            <text:p>8,273</text:p>
          </table:table-cell>
          <table:table-cell office:value-type="float" office:value="24559" table:style-name="ce11">
            <text:p>24,559</text:p>
          </table:table-cell>
          <table:table-cell office:value-type="float" office:value="12419" table:style-name="ce11">
            <text:p>12,419</text:p>
          </table:table-cell>
          <table:table-cell office:value-type="float" office:value="12140" table:style-name="ce10">
            <text:p>12,1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25" table:style-name="ce52">
            <text:p>8,025</text:p>
          </table:table-cell>
          <table:table-cell office:value-type="float" office:value="22476" table:style-name="ce11">
            <text:p>22,476</text:p>
          </table:table-cell>
          <table:table-cell office:value-type="float" office:value="11638" table:style-name="ce11">
            <text:p>11,638</text:p>
          </table:table-cell>
          <table:table-cell office:value-type="float" office:value="10838" table:style-name="ce10">
            <text:p>10,8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6" table:style-name="ce52">
            <text:p>7,286</text:p>
          </table:table-cell>
          <table:table-cell office:value-type="float" office:value="19509" table:style-name="ce11">
            <text:p>19,509</text:p>
          </table:table-cell>
          <table:table-cell office:value-type="float" office:value="9951" table:style-name="ce11">
            <text:p>9,951</text:p>
          </table:table-cell>
          <table:table-cell office:value-type="float" office:value="9558" table:style-name="ce10">
            <text:p>9,5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21" table:style-name="ce52">
            <text:p>4,221</text:p>
          </table:table-cell>
          <table:table-cell office:value-type="float" office:value="10919" table:style-name="ce11">
            <text:p>10,919</text:p>
          </table:table-cell>
          <table:table-cell office:value-type="float" office:value="5498" table:style-name="ce11">
            <text:p>5,498</text:p>
          </table:table-cell>
          <table:table-cell office:value-type="float" office:value="5421" table:style-name="ce10">
            <text:p>5,4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549" table:style-name="ce52">
            <text:p>14,549</text:p>
          </table:table-cell>
          <table:table-cell office:value-type="float" office:value="43362" table:style-name="ce11">
            <text:p>43,362</text:p>
          </table:table-cell>
          <table:table-cell office:value-type="float" office:value="22075" table:style-name="ce11">
            <text:p>22,075</text:p>
          </table:table-cell>
          <table:table-cell office:value-type="float" office:value="21287" table:style-name="ce10">
            <text:p>21,2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498" table:style-name="ce52">
            <text:p>18,498</text:p>
          </table:table-cell>
          <table:table-cell office:value-type="float" office:value="49655" table:style-name="ce11">
            <text:p>49,655</text:p>
          </table:table-cell>
          <table:table-cell office:value-type="float" office:value="24968" table:style-name="ce11">
            <text:p>24,968</text:p>
          </table:table-cell>
          <table:table-cell office:value-type="float" office:value="24687" table:style-name="ce10">
            <text:p>24,6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786" table:style-name="ce52">
            <text:p>12,786</text:p>
          </table:table-cell>
          <table:table-cell office:value-type="float" office:value="37198" table:style-name="ce11">
            <text:p>37,198</text:p>
          </table:table-cell>
          <table:table-cell office:value-type="float" office:value="18591" table:style-name="ce11">
            <text:p>18,591</text:p>
          </table:table-cell>
          <table:table-cell office:value-type="float" office:value="18607" table:style-name="ce10">
            <text:p>18,6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292" table:style-name="ce52">
            <text:p>10,292</text:p>
          </table:table-cell>
          <table:table-cell office:value-type="float" office:value="30445" table:style-name="ce11">
            <text:p>30,445</text:p>
          </table:table-cell>
          <table:table-cell office:value-type="float" office:value="15653" table:style-name="ce11">
            <text:p>15,653</text:p>
          </table:table-cell>
          <table:table-cell office:value-type="float" office:value="14792" table:style-name="ce10">
            <text:p>14,7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8" table:style-name="ce52">
            <text:p>2,718</text:p>
          </table:table-cell>
          <table:table-cell office:value-type="float" office:value="7237" table:style-name="ce11">
            <text:p>7,237</text:p>
          </table:table-cell>
          <table:table-cell office:value-type="float" office:value="3787" table:style-name="ce11">
            <text:p>3,787</text:p>
          </table:table-cell>
          <table:table-cell office:value-type="float" office:value="3450" table:style-name="ce10">
            <text:p>3,4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6" table:style-name="ce52">
            <text:p>5,156</text:p>
          </table:table-cell>
          <table:table-cell office:value-type="float" office:value="13883" table:style-name="ce11">
            <text:p>13,883</text:p>
          </table:table-cell>
          <table:table-cell office:value-type="float" office:value="7159" table:style-name="ce11">
            <text:p>7,159</text:p>
          </table:table-cell>
          <table:table-cell office:value-type="float" office:value="6724" table:style-name="ce10">
            <text:p>6,7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5" table:style-name="ce52">
            <text:p>3,505</text:p>
          </table:table-cell>
          <table:table-cell office:value-type="float" office:value="9389" table:style-name="ce11">
            <text:p>9,389</text:p>
          </table:table-cell>
          <table:table-cell office:value-type="float" office:value="4963" table:style-name="ce11">
            <text:p>4,963</text:p>
          </table:table-cell>
          <table:table-cell office:value-type="float" office:value="4426" table:style-name="ce10">
            <text:p>4,4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52" table:style-name="ce52">
            <text:p>2,852</text:p>
          </table:table-cell>
          <table:table-cell office:value-type="float" office:value="8642" table:style-name="ce11">
            <text:p>8,642</text:p>
          </table:table-cell>
          <table:table-cell office:value-type="float" office:value="4649" table:style-name="ce11">
            <text:p>4,649</text:p>
          </table:table-cell>
          <table:table-cell office:value-type="float" office:value="3993" table:style-name="ce10">
            <text:p>3,9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43" table:style-name="ce52">
            <text:p>1,943</text:p>
          </table:table-cell>
          <table:table-cell office:value-type="float" office:value="4730" table:style-name="ce11">
            <text:p>4,730</text:p>
          </table:table-cell>
          <table:table-cell office:value-type="float" office:value="2658" table:style-name="ce11">
            <text:p>2,658</text:p>
          </table:table-cell>
          <table:table-cell office:value-type="float" office:value="2072" table:style-name="ce10">
            <text:p>2,0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107" table:style-name="ce52">
            <text:p>28,107</text:p>
          </table:table-cell>
          <table:table-cell office:value-type="float" office:value="76013" table:style-name="ce11">
            <text:p>76,013</text:p>
          </table:table-cell>
          <table:table-cell office:value-type="float" office:value="38402" table:style-name="ce11">
            <text:p>38,402</text:p>
          </table:table-cell>
          <table:table-cell office:value-type="float" office:value="37611" table:style-name="ce10">
            <text:p>37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908" table:style-name="ce52">
            <text:p>22,908</text:p>
          </table:table-cell>
          <table:table-cell office:value-type="float" office:value="68177" table:style-name="ce11">
            <text:p>68,177</text:p>
          </table:table-cell>
          <table:table-cell office:value-type="float" office:value="34509" table:style-name="ce11">
            <text:p>34,509</text:p>
          </table:table-cell>
          <table:table-cell office:value-type="float" office:value="33668" table:style-name="ce10">
            <text:p>33,6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05" table:style-name="ce52">
            <text:p>11,305</text:p>
          </table:table-cell>
          <table:table-cell office:value-type="float" office:value="34234" table:style-name="ce11">
            <text:p>34,234</text:p>
          </table:table-cell>
          <table:table-cell office:value-type="float" office:value="17624" table:style-name="ce11">
            <text:p>17,624</text:p>
          </table:table-cell>
          <table:table-cell office:value-type="float" office:value="16610" table:style-name="ce10">
            <text:p>16,6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1" table:style-name="ce52">
            <text:p>1,531</text:p>
          </table:table-cell>
          <table:table-cell office:value-type="float" office:value="3947" table:style-name="ce11">
            <text:p>3,947</text:p>
          </table:table-cell>
          <table:table-cell office:value-type="float" office:value="2118" table:style-name="ce11">
            <text:p>2,118</text:p>
          </table:table-cell>
          <table:table-cell office:value-type="float" office:value="1829" table:style-name="ce10">
            <text:p>1,8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045" table:style-name="ce52">
            <text:p>86,045</text:p>
          </table:table-cell>
          <table:table-cell office:value-type="float" office:value="235287" table:style-name="ce11">
            <text:p>235,287</text:p>
          </table:table-cell>
          <table:table-cell office:value-type="float" office:value="115671" table:style-name="ce11">
            <text:p>115,671</text:p>
          </table:table-cell>
          <table:table-cell office:value-type="float" office:value="119616" table:style-name="ce10">
            <text:p>119,6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396" table:style-name="ce52">
            <text:p>72,396</text:p>
          </table:table-cell>
          <table:table-cell office:value-type="float" office:value="186013" table:style-name="ce11">
            <text:p>186,013</text:p>
          </table:table-cell>
          <table:table-cell office:value-type="float" office:value="88994" table:style-name="ce11">
            <text:p>88,994</text:p>
          </table:table-cell>
          <table:table-cell office:value-type="float" office:value="97019" table:style-name="ce10">
            <text:p>97,0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517" table:style-name="ce52">
            <text:p>46,517</text:p>
          </table:table-cell>
          <table:table-cell office:value-type="float" office:value="124886" table:style-name="ce11">
            <text:p>124,886</text:p>
          </table:table-cell>
          <table:table-cell office:value-type="float" office:value="61646" table:style-name="ce11">
            <text:p>61,646</text:p>
          </table:table-cell>
          <table:table-cell office:value-type="float" office:value="63240" table:style-name="ce10">
            <text:p>63,2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356" table:style-name="ce52">
            <text:p>51,356</text:p>
          </table:table-cell>
          <table:table-cell office:value-type="float" office:value="131762" table:style-name="ce11">
            <text:p>131,762</text:p>
          </table:table-cell>
          <table:table-cell office:value-type="float" office:value="63919" table:style-name="ce11">
            <text:p>63,919</text:p>
          </table:table-cell>
          <table:table-cell office:value-type="float" office:value="67843" table:style-name="ce10">
            <text:p>67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437" table:style-name="ce52">
            <text:p>64,437</text:p>
          </table:table-cell>
          <table:table-cell office:value-type="float" office:value="193869" table:style-name="ce11">
            <text:p>193,869</text:p>
          </table:table-cell>
          <table:table-cell office:value-type="float" office:value="97706" table:style-name="ce11">
            <text:p>97,706</text:p>
          </table:table-cell>
          <table:table-cell office:value-type="float" office:value="96163" table:style-name="ce10">
            <text:p>96,1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258" table:style-name="ce52">
            <text:p>26,258</text:p>
          </table:table-cell>
          <table:table-cell office:value-type="float" office:value="66965" table:style-name="ce11">
            <text:p>66,965</text:p>
          </table:table-cell>
          <table:table-cell office:value-type="float" office:value="31769" table:style-name="ce11">
            <text:p>31,769</text:p>
          </table:table-cell>
          <table:table-cell office:value-type="float" office:value="35196" table:style-name="ce10">
            <text:p>35,196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1901" table:style-name="ce53">
            <text:p>31,901</text:p>
          </table:table-cell>
          <table:table-cell office:value-type="float" office:value="78277" table:style-name="ce18">
            <text:p>78,277</text:p>
          </table:table-cell>
          <table:table-cell office:value-type="float" office:value="37768" table:style-name="ce18">
            <text:p>37,768</text:p>
          </table:table-cell>
          <table:table-cell office:value-type="float" office:value="40509" table:style-name="ce17">
            <text:p>40,509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042" table:style-name="ce71">
            <text:p>170,042</text:p>
          </table:table-cell>
          <table:table-cell office:value-type="float" office:value="454636" table:style-name="ce79">
            <text:p>454,636</text:p>
          </table:table-cell>
          <table:table-cell office:value-type="float" office:value="229596" table:style-name="ce79">
            <text:p>229,596</text:p>
          </table:table-cell>
          <table:table-cell office:value-type="float" office:value="225040" table:style-name="ce73">
            <text:p>225,0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695" table:style-name="ce52">
            <text:p>36,695</text:p>
          </table:table-cell>
          <table:table-cell office:value-type="float" office:value="95707" table:style-name="ce11">
            <text:p>95,707</text:p>
          </table:table-cell>
          <table:table-cell office:value-type="float" office:value="46567" table:style-name="ce11">
            <text:p>46,567</text:p>
          </table:table-cell>
          <table:table-cell office:value-type="float" office:value="49140" table:style-name="ce10">
            <text:p>49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575" table:style-name="ce52">
            <text:p>26,575</text:p>
          </table:table-cell>
          <table:table-cell office:value-type="float" office:value="72203" table:style-name="ce11">
            <text:p>72,203</text:p>
          </table:table-cell>
          <table:table-cell office:value-type="float" office:value="34193" table:style-name="ce11">
            <text:p>34,193</text:p>
          </table:table-cell>
          <table:table-cell office:value-type="float" office:value="38010" table:style-name="ce10">
            <text:p>38,0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28" table:style-name="ce52">
            <text:p>14,228</text:p>
          </table:table-cell>
          <table:table-cell office:value-type="float" office:value="39336" table:style-name="ce11">
            <text:p>39,336</text:p>
          </table:table-cell>
          <table:table-cell office:value-type="float" office:value="20062" table:style-name="ce11">
            <text:p>20,062</text:p>
          </table:table-cell>
          <table:table-cell office:value-type="float" office:value="19274" table:style-name="ce10">
            <text:p>19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14" table:style-name="ce52">
            <text:p>10,314</text:p>
          </table:table-cell>
          <table:table-cell office:value-type="float" office:value="29028" table:style-name="ce11">
            <text:p>29,028</text:p>
          </table:table-cell>
          <table:table-cell office:value-type="float" office:value="14964" table:style-name="ce11">
            <text:p>14,964</text:p>
          </table:table-cell>
          <table:table-cell office:value-type="float" office:value="14064" table:style-name="ce10">
            <text:p>14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174" table:style-name="ce52">
            <text:p>14,174</text:p>
          </table:table-cell>
          <table:table-cell office:value-type="float" office:value="35431" table:style-name="ce11">
            <text:p>35,431</text:p>
          </table:table-cell>
          <table:table-cell office:value-type="float" office:value="18394" table:style-name="ce11">
            <text:p>18,394</text:p>
          </table:table-cell>
          <table:table-cell office:value-type="float" office:value="17037" table:style-name="ce10">
            <text:p>17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954" table:style-name="ce52">
            <text:p>8,954</text:p>
          </table:table-cell>
          <table:table-cell office:value-type="float" office:value="24346" table:style-name="ce11">
            <text:p>24,346</text:p>
          </table:table-cell>
          <table:table-cell office:value-type="float" office:value="12821" table:style-name="ce11">
            <text:p>12,821</text:p>
          </table:table-cell>
          <table:table-cell office:value-type="float" office:value="11525" table:style-name="ce10">
            <text:p>11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12" table:style-name="ce52">
            <text:p>11,812</text:p>
          </table:table-cell>
          <table:table-cell office:value-type="float" office:value="32301" table:style-name="ce11">
            <text:p>32,301</text:p>
          </table:table-cell>
          <table:table-cell office:value-type="float" office:value="17096" table:style-name="ce11">
            <text:p>17,096</text:p>
          </table:table-cell>
          <table:table-cell office:value-type="float" office:value="15205" table:style-name="ce10">
            <text:p>15,2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493" table:style-name="ce52">
            <text:p>19,493</text:p>
          </table:table-cell>
          <table:table-cell office:value-type="float" office:value="53042" table:style-name="ce11">
            <text:p>53,042</text:p>
          </table:table-cell>
          <table:table-cell office:value-type="float" office:value="27180" table:style-name="ce11">
            <text:p>27,180</text:p>
          </table:table-cell>
          <table:table-cell office:value-type="float" office:value="25862" table:style-name="ce10">
            <text:p>25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185" table:style-name="ce52">
            <text:p>15,185</text:p>
          </table:table-cell>
          <table:table-cell office:value-type="float" office:value="39741" table:style-name="ce11">
            <text:p>39,741</text:p>
          </table:table-cell>
          <table:table-cell office:value-type="float" office:value="20409" table:style-name="ce11">
            <text:p>20,409</text:p>
          </table:table-cell>
          <table:table-cell office:value-type="float" office:value="19332" table:style-name="ce10">
            <text:p>19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682" table:style-name="ce52">
            <text:p>8,682</text:p>
          </table:table-cell>
          <table:table-cell office:value-type="float" office:value="21363" table:style-name="ce11">
            <text:p>21,363</text:p>
          </table:table-cell>
          <table:table-cell office:value-type="float" office:value="11498" table:style-name="ce11">
            <text:p>11,498</text:p>
          </table:table-cell>
          <table:table-cell office:value-type="float" office:value="9865" table:style-name="ce10">
            <text:p>9,8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45" table:style-name="ce52">
            <text:p>1,945</text:p>
          </table:table-cell>
          <table:table-cell office:value-type="float" office:value="6149" table:style-name="ce11">
            <text:p>6,149</text:p>
          </table:table-cell>
          <table:table-cell office:value-type="float" office:value="3300" table:style-name="ce11">
            <text:p>3,300</text:p>
          </table:table-cell>
          <table:table-cell office:value-type="float" office:value="2849" table:style-name="ce10">
            <text:p>2,84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85" table:style-name="ce53">
            <text:p>1,985</text:p>
          </table:table-cell>
          <table:table-cell office:value-type="float" office:value="5989" table:style-name="ce18">
            <text:p>5,989</text:p>
          </table:table-cell>
          <table:table-cell office:value-type="float" office:value="3112" table:style-name="ce18">
            <text:p>3,112</text:p>
          </table:table-cell>
          <table:table-cell office:value-type="float" office:value="2877" table:style-name="ce17">
            <text:p>2,87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8年07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198307" table:style-name="ce71">
            <text:p>198,307</text:p>
          </table:table-cell>
          <table:table-cell office:value-type="float" office:value="560719" table:style-name="ce79">
            <text:p>560,719</text:p>
          </table:table-cell>
          <table:table-cell office:value-type="float" office:value="286222" table:style-name="ce79">
            <text:p>286,222</text:p>
          </table:table-cell>
          <table:table-cell office:value-type="float" office:value="274497" table:style-name="ce73">
            <text:p>274,49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0522" table:style-name="ce52">
            <text:p>70,522</text:p>
          </table:table-cell>
          <table:table-cell office:value-type="float" office:value="191594" table:style-name="ce11">
            <text:p>191,594</text:p>
          </table:table-cell>
          <table:table-cell office:value-type="float" office:value="95354" table:style-name="ce11">
            <text:p>95,354</text:p>
          </table:table-cell>
          <table:table-cell office:value-type="float" office:value="96240" table:style-name="ce10">
            <text:p>96,24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57" table:style-name="ce52">
            <text:p>9,357</text:p>
          </table:table-cell>
          <table:table-cell office:value-type="float" office:value="28161" table:style-name="ce49">
            <text:p>28,161</text:p>
          </table:table-cell>
          <table:table-cell office:value-type="float" office:value="15111" table:style-name="ce11">
            <text:p>15,111</text:p>
          </table:table-cell>
          <table:table-cell office:value-type="float" office:value="13050" table:style-name="ce10">
            <text:p>13,05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13" table:style-name="ce52">
            <text:p>10,813</text:p>
          </table:table-cell>
          <table:table-cell office:value-type="float" office:value="32923" table:style-name="ce49">
            <text:p>32,923</text:p>
          </table:table-cell>
          <table:table-cell office:value-type="float" office:value="17509" table:style-name="ce11">
            <text:p>17,509</text:p>
          </table:table-cell>
          <table:table-cell office:value-type="float" office:value="15414" table:style-name="ce10">
            <text:p>15,41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592" table:style-name="ce52">
            <text:p>34,592</text:p>
          </table:table-cell>
          <table:table-cell office:value-type="float" office:value="96794" table:style-name="ce49">
            <text:p>96,794</text:p>
          </table:table-cell>
          <table:table-cell office:value-type="float" office:value="48615" table:style-name="ce11">
            <text:p>48,615</text:p>
          </table:table-cell>
          <table:table-cell office:value-type="float" office:value="48179" table:style-name="ce10">
            <text:p>48,17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311" table:style-name="ce52">
            <text:p>27,311</text:p>
          </table:table-cell>
          <table:table-cell office:value-type="float" office:value="77722" table:style-name="ce49">
            <text:p>77,722</text:p>
          </table:table-cell>
          <table:table-cell office:value-type="float" office:value="39346" table:style-name="ce11">
            <text:p>39,346</text:p>
          </table:table-cell>
          <table:table-cell office:value-type="float" office:value="38376" table:style-name="ce10">
            <text:p>38,37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19" table:style-name="ce52">
            <text:p>4,419</text:p>
          </table:table-cell>
          <table:table-cell office:value-type="float" office:value="12831" table:style-name="ce49">
            <text:p>12,831</text:p>
          </table:table-cell>
          <table:table-cell office:value-type="float" office:value="6952" table:style-name="ce11">
            <text:p>6,952</text:p>
          </table:table-cell>
          <table:table-cell office:value-type="float" office:value="5879" table:style-name="ce10">
            <text:p>5,879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8998" table:style-name="ce52">
            <text:p>18,998</text:p>
          </table:table-cell>
          <table:table-cell office:value-type="float" office:value="57208" table:style-name="ce49">
            <text:p>57,208</text:p>
          </table:table-cell>
          <table:table-cell office:value-type="float" office:value="29321" table:style-name="ce11">
            <text:p>29,321</text:p>
          </table:table-cell>
          <table:table-cell office:value-type="float" office:value="27887" table:style-name="ce10">
            <text:p>27,88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677" table:style-name="ce52">
            <text:p>6,677</text:p>
          </table:table-cell>
          <table:table-cell office:value-type="float" office:value="19948" table:style-name="ce49">
            <text:p>19,948</text:p>
          </table:table-cell>
          <table:table-cell office:value-type="float" office:value="10546" table:style-name="ce11">
            <text:p>10,546</text:p>
          </table:table-cell>
          <table:table-cell office:value-type="float" office:value="9402" table:style-name="ce10">
            <text:p>9,40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751" table:style-name="ce52">
            <text:p>5,751</text:p>
          </table:table-cell>
          <table:table-cell office:value-type="float" office:value="14585" table:style-name="ce49">
            <text:p>14,585</text:p>
          </table:table-cell>
          <table:table-cell office:value-type="float" office:value="7912" table:style-name="ce11">
            <text:p>7,912</text:p>
          </table:table-cell>
          <table:table-cell office:value-type="float" office:value="6673" table:style-name="ce10">
            <text:p>6,67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3" table:style-name="ce52">
            <text:p>3,133</text:p>
          </table:table-cell>
          <table:table-cell office:value-type="float" office:value="9227" table:style-name="ce49">
            <text:p>9,227</text:p>
          </table:table-cell>
          <table:table-cell office:value-type="float" office:value="5009" table:style-name="ce11">
            <text:p>5,009</text:p>
          </table:table-cell>
          <table:table-cell office:value-type="float" office:value="4218" table:style-name="ce10">
            <text:p>4,21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73" table:style-name="ce52">
            <text:p>2,073</text:p>
          </table:table-cell>
          <table:table-cell office:value-type="float" office:value="5514" table:style-name="ce49">
            <text:p>5,514</text:p>
          </table:table-cell>
          <table:table-cell office:value-type="float" office:value="3035" table:style-name="ce11">
            <text:p>3,035</text:p>
          </table:table-cell>
          <table:table-cell office:value-type="float" office:value="2479" table:style-name="ce10">
            <text:p>2,479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895" table:style-name="ce52">
            <text:p>2,895</text:p>
          </table:table-cell>
          <table:table-cell office:value-type="float" office:value="9583" table:style-name="ce49">
            <text:p>9,583</text:p>
          </table:table-cell>
          <table:table-cell office:value-type="float" office:value="5014" table:style-name="ce11">
            <text:p>5,014</text:p>
          </table:table-cell>
          <table:table-cell office:value-type="float" office:value="4569" table:style-name="ce10">
            <text:p>4,569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6" table:style-name="ce53">
            <text:p>1,766</text:p>
          </table:table-cell>
          <table:table-cell office:value-type="float" office:value="4629" table:style-name="ce51">
            <text:p>4,629</text:p>
          </table:table-cell>
          <table:table-cell office:value-type="float" office:value="2498" table:style-name="ce18">
            <text:p>2,498</text:p>
          </table:table-cell>
          <table:table-cell office:value-type="float" office:value="2131" table:style-name="ce17">
            <text:p>2,13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0328" table:style-name="ce71">
            <text:p>190,328</text:p>
          </table:table-cell>
          <table:table-cell office:value-type="float" office:value="546461" table:style-name="ce79">
            <text:p>546,461</text:p>
          </table:table-cell>
          <table:table-cell office:value-type="float" office:value="281886" table:style-name="ce79">
            <text:p>281,886</text:p>
          </table:table-cell>
          <table:table-cell office:value-type="float" office:value="264575" table:style-name="ce73">
            <text:p>264,5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696" table:style-name="ce52">
            <text:p>31,696</text:p>
          </table:table-cell>
          <table:table-cell office:value-type="float" office:value="88118" table:style-name="ce11">
            <text:p>88,118</text:p>
          </table:table-cell>
          <table:table-cell office:value-type="float" office:value="43965" table:style-name="ce11">
            <text:p>43,965</text:p>
          </table:table-cell>
          <table:table-cell office:value-type="float" office:value="44153" table:style-name="ce10">
            <text:p>44,15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5911" table:style-name="ce52">
            <text:p>35,911</text:p>
          </table:table-cell>
          <table:table-cell office:value-type="float" office:value="103313" table:style-name="ce11">
            <text:p>103,313</text:p>
          </table:table-cell>
          <table:table-cell office:value-type="float" office:value="52120" table:style-name="ce11">
            <text:p>52,120</text:p>
          </table:table-cell>
          <table:table-cell office:value-type="float" office:value="51193" table:style-name="ce10">
            <text:p>51,193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04" table:style-name="ce52">
            <text:p>14,804</text:p>
          </table:table-cell>
          <table:table-cell office:value-type="float" office:value="44983" table:style-name="ce11">
            <text:p>44,983</text:p>
          </table:table-cell>
          <table:table-cell office:value-type="float" office:value="23444" table:style-name="ce11">
            <text:p>23,444</text:p>
          </table:table-cell>
          <table:table-cell office:value-type="float" office:value="21539" table:style-name="ce10">
            <text:p>21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5" table:style-name="ce52">
            <text:p>11,535</text:p>
          </table:table-cell>
          <table:table-cell office:value-type="float" office:value="33643" table:style-name="ce11">
            <text:p>33,643</text:p>
          </table:table-cell>
          <table:table-cell office:value-type="float" office:value="17810" table:style-name="ce11">
            <text:p>17,810</text:p>
          </table:table-cell>
          <table:table-cell office:value-type="float" office:value="15833" table:style-name="ce10">
            <text:p>15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272" table:style-name="ce52">
            <text:p>30,272</text:p>
          </table:table-cell>
          <table:table-cell office:value-type="float" office:value="86360" table:style-name="ce11">
            <text:p>86,360</text:p>
          </table:table-cell>
          <table:table-cell office:value-type="float" office:value="43556" table:style-name="ce11">
            <text:p>43,556</text:p>
          </table:table-cell>
          <table:table-cell office:value-type="float" office:value="42804" table:style-name="ce10">
            <text:p>42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12" table:style-name="ce52">
            <text:p>12,012</text:p>
          </table:table-cell>
          <table:table-cell office:value-type="float" office:value="35876" table:style-name="ce11">
            <text:p>35,876</text:p>
          </table:table-cell>
          <table:table-cell office:value-type="float" office:value="19030" table:style-name="ce11">
            <text:p>19,030</text:p>
          </table:table-cell>
          <table:table-cell office:value-type="float" office:value="16846" table:style-name="ce10">
            <text:p>16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9" table:style-name="ce52">
            <text:p>5,969</text:p>
          </table:table-cell>
          <table:table-cell office:value-type="float" office:value="16511" table:style-name="ce11">
            <text:p>16,511</text:p>
          </table:table-cell>
          <table:table-cell office:value-type="float" office:value="8640" table:style-name="ce11">
            <text:p>8,640</text:p>
          </table:table-cell>
          <table:table-cell office:value-type="float" office:value="7871" table:style-name="ce10">
            <text:p>7,8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34" table:style-name="ce52">
            <text:p>5,334</text:p>
          </table:table-cell>
          <table:table-cell office:value-type="float" office:value="14311" table:style-name="ce11">
            <text:p>14,311</text:p>
          </table:table-cell>
          <table:table-cell office:value-type="float" office:value="7585" table:style-name="ce11">
            <text:p>7,585</text:p>
          </table:table-cell>
          <table:table-cell office:value-type="float" office:value="6726" table:style-name="ce10">
            <text:p>6,7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06" table:style-name="ce52">
            <text:p>10,706</text:p>
          </table:table-cell>
          <table:table-cell office:value-type="float" office:value="32905" table:style-name="ce11">
            <text:p>32,905</text:p>
          </table:table-cell>
          <table:table-cell office:value-type="float" office:value="17168" table:style-name="ce11">
            <text:p>17,168</text:p>
          </table:table-cell>
          <table:table-cell office:value-type="float" office:value="15737" table:style-name="ce10">
            <text:p>15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26" table:style-name="ce52">
            <text:p>6,126</text:p>
          </table:table-cell>
          <table:table-cell office:value-type="float" office:value="17725" table:style-name="ce11">
            <text:p>17,725</text:p>
          </table:table-cell>
          <table:table-cell office:value-type="float" office:value="9414" table:style-name="ce11">
            <text:p>9,414</text:p>
          </table:table-cell>
          <table:table-cell office:value-type="float" office:value="8311" table:style-name="ce10">
            <text:p>8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6" table:style-name="ce52">
            <text:p>3,936</text:p>
          </table:table-cell>
          <table:table-cell office:value-type="float" office:value="9885" table:style-name="ce11">
            <text:p>9,885</text:p>
          </table:table-cell>
          <table:table-cell office:value-type="float" office:value="5425" table:style-name="ce11">
            <text:p>5,425</text:p>
          </table:table-cell>
          <table:table-cell office:value-type="float" office:value="4460" table:style-name="ce10">
            <text:p>4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1" table:style-name="ce52">
            <text:p>3,641</text:p>
          </table:table-cell>
          <table:table-cell office:value-type="float" office:value="10554" table:style-name="ce11">
            <text:p>10,554</text:p>
          </table:table-cell>
          <table:table-cell office:value-type="float" office:value="5593" table:style-name="ce11">
            <text:p>5,593</text:p>
          </table:table-cell>
          <table:table-cell office:value-type="float" office:value="4961" table:style-name="ce10">
            <text:p>4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42" table:style-name="ce52">
            <text:p>5,542</text:p>
          </table:table-cell>
          <table:table-cell office:value-type="float" office:value="16071" table:style-name="ce11">
            <text:p>16,071</text:p>
          </table:table-cell>
          <table:table-cell office:value-type="float" office:value="8498" table:style-name="ce11">
            <text:p>8,498</text:p>
          </table:table-cell>
          <table:table-cell office:value-type="float" office:value="7573" table:style-name="ce10">
            <text:p>7,5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3" table:style-name="ce52">
            <text:p>2,633</text:p>
          </table:table-cell>
          <table:table-cell office:value-type="float" office:value="6945" table:style-name="ce11">
            <text:p>6,945</text:p>
          </table:table-cell>
          <table:table-cell office:value-type="float" office:value="3886" table:style-name="ce11">
            <text:p>3,886</text:p>
          </table:table-cell>
          <table:table-cell office:value-type="float" office:value="3059" table:style-name="ce10">
            <text:p>3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3" table:style-name="ce52">
            <text:p>4,133</text:p>
          </table:table-cell>
          <table:table-cell office:value-type="float" office:value="12543" table:style-name="ce11">
            <text:p>12,543</text:p>
          </table:table-cell>
          <table:table-cell office:value-type="float" office:value="6634" table:style-name="ce11">
            <text:p>6,634</text:p>
          </table:table-cell>
          <table:table-cell office:value-type="float" office:value="5909" table:style-name="ce10">
            <text:p>5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73" table:style-name="ce52">
            <text:p>2,373</text:p>
          </table:table-cell>
          <table:table-cell office:value-type="float" office:value="6549" table:style-name="ce11">
            <text:p>6,549</text:p>
          </table:table-cell>
          <table:table-cell office:value-type="float" office:value="3575" table:style-name="ce11">
            <text:p>3,575</text:p>
          </table:table-cell>
          <table:table-cell office:value-type="float" office:value="2974" table:style-name="ce10">
            <text:p>2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6" table:style-name="ce52">
            <text:p>1,716</text:p>
          </table:table-cell>
          <table:table-cell office:value-type="float" office:value="4249" table:style-name="ce11">
            <text:p>4,249</text:p>
          </table:table-cell>
          <table:table-cell office:value-type="float" office:value="2377" table:style-name="ce11">
            <text:p>2,377</text:p>
          </table:table-cell>
          <table:table-cell office:value-type="float" office:value="1872" table:style-name="ce10">
            <text:p>1,87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9" table:style-name="ce53">
            <text:p>1,989</text:p>
          </table:table-cell>
          <table:table-cell office:value-type="float" office:value="5920" table:style-name="ce18">
            <text:p>5,920</text:p>
          </table:table-cell>
          <table:table-cell office:value-type="float" office:value="3166" table:style-name="ce18">
            <text:p>3,166</text:p>
          </table:table-cell>
          <table:table-cell office:value-type="float" office:value="2754" table:style-name="ce17">
            <text:p>2,754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1126" table:style-name="ce71">
            <text:p>391,126</text:p>
          </table:table-cell>
          <table:table-cell office:value-type="float" office:value="1274274" table:style-name="ce79">
            <text:p>1,274,274</text:p>
          </table:table-cell>
          <table:table-cell office:value-type="float" office:value="648533" table:style-name="ce79">
            <text:p>648,533</text:p>
          </table:table-cell>
          <table:table-cell office:value-type="float" office:value="625741" table:style-name="ce73">
            <text:p>625,7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040" table:style-name="ce52">
            <text:p>77,040</text:p>
          </table:table-cell>
          <table:table-cell office:value-type="float" office:value="232325" table:style-name="ce11">
            <text:p>232,325</text:p>
          </table:table-cell>
          <table:table-cell office:value-type="float" office:value="114512" table:style-name="ce11">
            <text:p>114,512</text:p>
          </table:table-cell>
          <table:table-cell office:value-type="float" office:value="117813" table:style-name="ce10">
            <text:p>117,8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108" table:style-name="ce52">
            <text:p>40,108</text:p>
          </table:table-cell>
          <table:table-cell office:value-type="float" office:value="124887" table:style-name="ce11">
            <text:p>124,887</text:p>
          </table:table-cell>
          <table:table-cell office:value-type="float" office:value="61986" table:style-name="ce11">
            <text:p>61,986</text:p>
          </table:table-cell>
          <table:table-cell office:value-type="float" office:value="62901" table:style-name="ce10">
            <text:p>62,90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867" table:style-name="ce52">
            <text:p>24,867</text:p>
          </table:table-cell>
          <table:table-cell office:value-type="float" office:value="86908" table:style-name="ce11">
            <text:p>86,908</text:p>
          </table:table-cell>
          <table:table-cell office:value-type="float" office:value="44112" table:style-name="ce11">
            <text:p>44,112</text:p>
          </table:table-cell>
          <table:table-cell office:value-type="float" office:value="42796" table:style-name="ce10">
            <text:p>42,7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111" table:style-name="ce52">
            <text:p>27,111</text:p>
          </table:table-cell>
          <table:table-cell office:value-type="float" office:value="90617" table:style-name="ce11">
            <text:p>90,617</text:p>
          </table:table-cell>
          <table:table-cell office:value-type="float" office:value="46061" table:style-name="ce11">
            <text:p>46,061</text:p>
          </table:table-cell>
          <table:table-cell office:value-type="float" office:value="44556" table:style-name="ce10">
            <text:p>44,5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31" table:style-name="ce52">
            <text:p>10,831</text:p>
          </table:table-cell>
          <table:table-cell office:value-type="float" office:value="33316" table:style-name="ce11">
            <text:p>33,316</text:p>
          </table:table-cell>
          <table:table-cell office:value-type="float" office:value="16774" table:style-name="ce11">
            <text:p>16,774</text:p>
          </table:table-cell>
          <table:table-cell office:value-type="float" office:value="16542" table:style-name="ce10">
            <text:p>16,5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479" table:style-name="ce52">
            <text:p>16,479</text:p>
          </table:table-cell>
          <table:table-cell office:value-type="float" office:value="55283" table:style-name="ce11">
            <text:p>55,283</text:p>
          </table:table-cell>
          <table:table-cell office:value-type="float" office:value="27963" table:style-name="ce11">
            <text:p>27,963</text:p>
          </table:table-cell>
          <table:table-cell office:value-type="float" office:value="27320" table:style-name="ce10">
            <text:p>27,32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259" table:style-name="ce52">
            <text:p>13,259</text:p>
          </table:table-cell>
          <table:table-cell office:value-type="float" office:value="41348" table:style-name="ce11">
            <text:p>41,348</text:p>
          </table:table-cell>
          <table:table-cell office:value-type="float" office:value="21235" table:style-name="ce11">
            <text:p>21,235</text:p>
          </table:table-cell>
          <table:table-cell office:value-type="float" office:value="20113" table:style-name="ce10">
            <text:p>20,1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48" table:style-name="ce52">
            <text:p>15,148</text:p>
          </table:table-cell>
          <table:table-cell office:value-type="float" office:value="50264" table:style-name="ce11">
            <text:p>50,264</text:p>
          </table:table-cell>
          <table:table-cell office:value-type="float" office:value="25852" table:style-name="ce11">
            <text:p>25,852</text:p>
          </table:table-cell>
          <table:table-cell office:value-type="float" office:value="24412" table:style-name="ce10">
            <text:p>24,41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56" table:style-name="ce52">
            <text:p>4,456</text:p>
          </table:table-cell>
          <table:table-cell office:value-type="float" office:value="16812" table:style-name="ce11">
            <text:p>16,812</text:p>
          </table:table-cell>
          <table:table-cell office:value-type="float" office:value="8632" table:style-name="ce11">
            <text:p>8,632</text:p>
          </table:table-cell>
          <table:table-cell office:value-type="float" office:value="8180" table:style-name="ce10">
            <text:p>8,1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242" table:style-name="ce52">
            <text:p>10,242</text:p>
          </table:table-cell>
          <table:table-cell office:value-type="float" office:value="37292" table:style-name="ce11">
            <text:p>37,292</text:p>
          </table:table-cell>
          <table:table-cell office:value-type="float" office:value="18973" table:style-name="ce11">
            <text:p>18,973</text:p>
          </table:table-cell>
          <table:table-cell office:value-type="float" office:value="18319" table:style-name="ce10">
            <text:p>18,3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061" table:style-name="ce52">
            <text:p>13,061</text:p>
          </table:table-cell>
          <table:table-cell office:value-type="float" office:value="46815" table:style-name="ce11">
            <text:p>46,815</text:p>
          </table:table-cell>
          <table:table-cell office:value-type="float" office:value="24375" table:style-name="ce11">
            <text:p>24,375</text:p>
          </table:table-cell>
          <table:table-cell office:value-type="float" office:value="22440" table:style-name="ce10">
            <text:p>22,4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07" table:style-name="ce52">
            <text:p>10,907</text:p>
          </table:table-cell>
          <table:table-cell office:value-type="float" office:value="39176" table:style-name="ce11">
            <text:p>39,176</text:p>
          </table:table-cell>
          <table:table-cell office:value-type="float" office:value="20207" table:style-name="ce11">
            <text:p>20,207</text:p>
          </table:table-cell>
          <table:table-cell office:value-type="float" office:value="18969" table:style-name="ce10">
            <text:p>18,9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48" table:style-name="ce52">
            <text:p>14,248</text:p>
          </table:table-cell>
          <table:table-cell office:value-type="float" office:value="45704" table:style-name="ce11">
            <text:p>45,704</text:p>
          </table:table-cell>
          <table:table-cell office:value-type="float" office:value="23464" table:style-name="ce11">
            <text:p>23,464</text:p>
          </table:table-cell>
          <table:table-cell office:value-type="float" office:value="22240" table:style-name="ce10">
            <text:p>22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18" table:style-name="ce52">
            <text:p>6,818</text:p>
          </table:table-cell>
          <table:table-cell office:value-type="float" office:value="23409" table:style-name="ce11">
            <text:p>23,409</text:p>
          </table:table-cell>
          <table:table-cell office:value-type="float" office:value="12311" table:style-name="ce11">
            <text:p>12,311</text:p>
          </table:table-cell>
          <table:table-cell office:value-type="float" office:value="11098" table:style-name="ce10">
            <text:p>11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269" table:style-name="ce52">
            <text:p>11,269</text:p>
          </table:table-cell>
          <table:table-cell office:value-type="float" office:value="37026" table:style-name="ce11">
            <text:p>37,026</text:p>
          </table:table-cell>
          <table:table-cell office:value-type="float" office:value="19101" table:style-name="ce11">
            <text:p>19,101</text:p>
          </table:table-cell>
          <table:table-cell office:value-type="float" office:value="17925" table:style-name="ce10">
            <text:p>17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50" table:style-name="ce52">
            <text:p>9,150</text:p>
          </table:table-cell>
          <table:table-cell office:value-type="float" office:value="32308" table:style-name="ce11">
            <text:p>32,308</text:p>
          </table:table-cell>
          <table:table-cell office:value-type="float" office:value="16989" table:style-name="ce11">
            <text:p>16,989</text:p>
          </table:table-cell>
          <table:table-cell office:value-type="float" office:value="15319" table:style-name="ce10">
            <text:p>15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25" table:style-name="ce52">
            <text:p>10,825</text:p>
          </table:table-cell>
          <table:table-cell office:value-type="float" office:value="34744" table:style-name="ce11">
            <text:p>34,744</text:p>
          </table:table-cell>
          <table:table-cell office:value-type="float" office:value="17870" table:style-name="ce11">
            <text:p>17,870</text:p>
          </table:table-cell>
          <table:table-cell office:value-type="float" office:value="16874" table:style-name="ce10">
            <text:p>16,8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46" table:style-name="ce52">
            <text:p>10,946</text:p>
          </table:table-cell>
          <table:table-cell office:value-type="float" office:value="36788" table:style-name="ce11">
            <text:p>36,788</text:p>
          </table:table-cell>
          <table:table-cell office:value-type="float" office:value="19033" table:style-name="ce11">
            <text:p>19,033</text:p>
          </table:table-cell>
          <table:table-cell office:value-type="float" office:value="17755" table:style-name="ce10">
            <text:p>17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85" table:style-name="ce52">
            <text:p>12,985</text:p>
          </table:table-cell>
          <table:table-cell office:value-type="float" office:value="42698" table:style-name="ce11">
            <text:p>42,698</text:p>
          </table:table-cell>
          <table:table-cell office:value-type="float" office:value="21906" table:style-name="ce11">
            <text:p>21,906</text:p>
          </table:table-cell>
          <table:table-cell office:value-type="float" office:value="20792" table:style-name="ce10">
            <text:p>20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8" table:style-name="ce52">
            <text:p>5,298</text:p>
          </table:table-cell>
          <table:table-cell office:value-type="float" office:value="14958" table:style-name="ce11">
            <text:p>14,958</text:p>
          </table:table-cell>
          <table:table-cell office:value-type="float" office:value="7868" table:style-name="ce11">
            <text:p>7,868</text:p>
          </table:table-cell>
          <table:table-cell office:value-type="float" office:value="7090" table:style-name="ce10">
            <text:p>7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98" table:style-name="ce52">
            <text:p>7,998</text:p>
          </table:table-cell>
          <table:table-cell office:value-type="float" office:value="27060" table:style-name="ce11">
            <text:p>27,060</text:p>
          </table:table-cell>
          <table:table-cell office:value-type="float" office:value="13958" table:style-name="ce11">
            <text:p>13,958</text:p>
          </table:table-cell>
          <table:table-cell office:value-type="float" office:value="13102" table:style-name="ce10">
            <text:p>13,1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11" table:style-name="ce52">
            <text:p>9,111</text:p>
          </table:table-cell>
          <table:table-cell office:value-type="float" office:value="30368" table:style-name="ce11">
            <text:p>30,368</text:p>
          </table:table-cell>
          <table:table-cell office:value-type="float" office:value="15684" table:style-name="ce11">
            <text:p>15,684</text:p>
          </table:table-cell>
          <table:table-cell office:value-type="float" office:value="14684" table:style-name="ce10">
            <text:p>14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42" table:style-name="ce52">
            <text:p>10,142</text:p>
          </table:table-cell>
          <table:table-cell office:value-type="float" office:value="33246" table:style-name="ce11">
            <text:p>33,246</text:p>
          </table:table-cell>
          <table:table-cell office:value-type="float" office:value="17548" table:style-name="ce11">
            <text:p>17,548</text:p>
          </table:table-cell>
          <table:table-cell office:value-type="float" office:value="15698" table:style-name="ce10">
            <text:p>15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27" table:style-name="ce52">
            <text:p>5,227</text:p>
          </table:table-cell>
          <table:table-cell office:value-type="float" office:value="16486" table:style-name="ce11">
            <text:p>16,486</text:p>
          </table:table-cell>
          <table:table-cell office:value-type="float" office:value="8898" table:style-name="ce11">
            <text:p>8,898</text:p>
          </table:table-cell>
          <table:table-cell office:value-type="float" office:value="7588" table:style-name="ce10">
            <text:p>7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7" table:style-name="ce52">
            <text:p>4,597</text:p>
          </table:table-cell>
          <table:table-cell office:value-type="float" office:value="14960" table:style-name="ce11">
            <text:p>14,960</text:p>
          </table:table-cell>
          <table:table-cell office:value-type="float" office:value="7832" table:style-name="ce11">
            <text:p>7,832</text:p>
          </table:table-cell>
          <table:table-cell office:value-type="float" office:value="7128" table:style-name="ce10">
            <text:p>7,12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03" table:style-name="ce53">
            <text:p>9,003</text:p>
          </table:table-cell>
          <table:table-cell office:value-type="float" office:value="29476" table:style-name="ce18">
            <text:p>29,476</text:p>
          </table:table-cell>
          <table:table-cell office:value-type="float" office:value="15389" table:style-name="ce18">
            <text:p>15,389</text:p>
          </table:table-cell>
          <table:table-cell office:value-type="float" office:value="14087" table:style-name="ce17">
            <text:p>14,08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697" table:style-name="ce71">
            <text:p>178,697</text:p>
          </table:table-cell>
          <table:table-cell office:value-type="float" office:value="495084" table:style-name="ce79">
            <text:p>495,084</text:p>
          </table:table-cell>
          <table:table-cell office:value-type="float" office:value="253340" table:style-name="ce79">
            <text:p>253,340</text:p>
          </table:table-cell>
          <table:table-cell office:value-type="float" office:value="241744" table:style-name="ce73">
            <text:p>241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069" table:style-name="ce52">
            <text:p>35,069</text:p>
          </table:table-cell>
          <table:table-cell office:value-type="float" office:value="99306" table:style-name="ce11">
            <text:p>99,306</text:p>
          </table:table-cell>
          <table:table-cell office:value-type="float" office:value="49687" table:style-name="ce11">
            <text:p>49,687</text:p>
          </table:table-cell>
          <table:table-cell office:value-type="float" office:value="49619" table:style-name="ce10">
            <text:p>49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23" table:style-name="ce52">
            <text:p>29,023</text:p>
          </table:table-cell>
          <table:table-cell office:value-type="float" office:value="80159" table:style-name="ce11">
            <text:p>80,159</text:p>
          </table:table-cell>
          <table:table-cell office:value-type="float" office:value="39880" table:style-name="ce11">
            <text:p>39,880</text:p>
          </table:table-cell>
          <table:table-cell office:value-type="float" office:value="40279" table:style-name="ce10">
            <text:p>40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645" table:style-name="ce52">
            <text:p>33,645</text:p>
          </table:table-cell>
          <table:table-cell office:value-type="float" office:value="97379" table:style-name="ce11">
            <text:p>97,379</text:p>
          </table:table-cell>
          <table:table-cell office:value-type="float" office:value="49189" table:style-name="ce11">
            <text:p>49,189</text:p>
          </table:table-cell>
          <table:table-cell office:value-type="float" office:value="48190" table:style-name="ce10">
            <text:p>48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43" table:style-name="ce52">
            <text:p>20,143</text:p>
          </table:table-cell>
          <table:table-cell office:value-type="float" office:value="54122" table:style-name="ce11">
            <text:p>54,122</text:p>
          </table:table-cell>
          <table:table-cell office:value-type="float" office:value="27681" table:style-name="ce11">
            <text:p>27,681</text:p>
          </table:table-cell>
          <table:table-cell office:value-type="float" office:value="26441" table:style-name="ce10">
            <text:p>26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2" table:style-name="ce52">
            <text:p>4,262</text:p>
          </table:table-cell>
          <table:table-cell office:value-type="float" office:value="10667" table:style-name="ce11">
            <text:p>10,667</text:p>
          </table:table-cell>
          <table:table-cell office:value-type="float" office:value="5563" table:style-name="ce11">
            <text:p>5,563</text:p>
          </table:table-cell>
          <table:table-cell office:value-type="float" office:value="5104" table:style-name="ce10">
            <text:p>5,1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5" table:style-name="ce52">
            <text:p>12,625</text:p>
          </table:table-cell>
          <table:table-cell office:value-type="float" office:value="38084" table:style-name="ce11">
            <text:p>38,084</text:p>
          </table:table-cell>
          <table:table-cell office:value-type="float" office:value="20077" table:style-name="ce11">
            <text:p>20,077</text:p>
          </table:table-cell>
          <table:table-cell office:value-type="float" office:value="18007" table:style-name="ce10">
            <text:p>18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78" table:style-name="ce52">
            <text:p>8,078</text:p>
          </table:table-cell>
          <table:table-cell office:value-type="float" office:value="17571" table:style-name="ce11">
            <text:p>17,571</text:p>
          </table:table-cell>
          <table:table-cell office:value-type="float" office:value="9363" table:style-name="ce11">
            <text:p>9,363</text:p>
          </table:table-cell>
          <table:table-cell office:value-type="float" office:value="8208" table:style-name="ce10">
            <text:p>8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02" table:style-name="ce52">
            <text:p>5,602</text:p>
          </table:table-cell>
          <table:table-cell office:value-type="float" office:value="14584" table:style-name="ce11">
            <text:p>14,584</text:p>
          </table:table-cell>
          <table:table-cell office:value-type="float" office:value="7906" table:style-name="ce11">
            <text:p>7,906</text:p>
          </table:table-cell>
          <table:table-cell office:value-type="float" office:value="6678" table:style-name="ce10">
            <text:p>6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4" table:style-name="ce52">
            <text:p>5,764</text:p>
          </table:table-cell>
          <table:table-cell office:value-type="float" office:value="15669" table:style-name="ce11">
            <text:p>15,669</text:p>
          </table:table-cell>
          <table:table-cell office:value-type="float" office:value="8268" table:style-name="ce11">
            <text:p>8,268</text:p>
          </table:table-cell>
          <table:table-cell office:value-type="float" office:value="7401" table:style-name="ce10">
            <text:p>7,4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62" table:style-name="ce52">
            <text:p>7,262</text:p>
          </table:table-cell>
          <table:table-cell office:value-type="float" office:value="18384" table:style-name="ce11">
            <text:p>18,384</text:p>
          </table:table-cell>
          <table:table-cell office:value-type="float" office:value="9927" table:style-name="ce11">
            <text:p>9,927</text:p>
          </table:table-cell>
          <table:table-cell office:value-type="float" office:value="8457" table:style-name="ce10">
            <text:p>8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73" table:style-name="ce52">
            <text:p>7,073</text:p>
          </table:table-cell>
          <table:table-cell office:value-type="float" office:value="17318" table:style-name="ce11">
            <text:p>17,318</text:p>
          </table:table-cell>
          <table:table-cell office:value-type="float" office:value="9065" table:style-name="ce11">
            <text:p>9,065</text:p>
          </table:table-cell>
          <table:table-cell office:value-type="float" office:value="8253" table:style-name="ce10">
            <text:p>8,2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3" table:style-name="ce52">
            <text:p>5,273</text:p>
          </table:table-cell>
          <table:table-cell office:value-type="float" office:value="16041" table:style-name="ce11">
            <text:p>16,041</text:p>
          </table:table-cell>
          <table:table-cell office:value-type="float" office:value="8601" table:style-name="ce11">
            <text:p>8,601</text:p>
          </table:table-cell>
          <table:table-cell office:value-type="float" office:value="7440" table:style-name="ce10">
            <text:p>7,4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8" table:style-name="ce53">
            <text:p>4,878</text:p>
          </table:table-cell>
          <table:table-cell office:value-type="float" office:value="15800" table:style-name="ce18">
            <text:p>15,800</text:p>
          </table:table-cell>
          <table:table-cell office:value-type="float" office:value="8133" table:style-name="ce18">
            <text:p>8,133</text:p>
          </table:table-cell>
          <table:table-cell office:value-type="float" office:value="7667" table:style-name="ce17">
            <text:p>7,66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1464" table:style-name="ce71">
            <text:p>241,464</text:p>
          </table:table-cell>
          <table:table-cell office:value-type="float" office:value="682912" table:style-name="ce79">
            <text:p>682,912</text:p>
          </table:table-cell>
          <table:table-cell office:value-type="float" office:value="353819" table:style-name="ce79">
            <text:p>353,819</text:p>
          </table:table-cell>
          <table:table-cell office:value-type="float" office:value="329093" table:style-name="ce73">
            <text:p>329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756" table:style-name="ce52">
            <text:p>38,756</text:p>
          </table:table-cell>
          <table:table-cell office:value-type="float" office:value="108567" table:style-name="ce11">
            <text:p>108,567</text:p>
          </table:table-cell>
          <table:table-cell office:value-type="float" office:value="53940" table:style-name="ce11">
            <text:p>53,940</text:p>
          </table:table-cell>
          <table:table-cell office:value-type="float" office:value="54627" table:style-name="ce10">
            <text:p>54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27" table:style-name="ce52">
            <text:p>15,927</text:p>
          </table:table-cell>
          <table:table-cell office:value-type="float" office:value="44341" table:style-name="ce11">
            <text:p>44,341</text:p>
          </table:table-cell>
          <table:table-cell office:value-type="float" office:value="22510" table:style-name="ce11">
            <text:p>22,510</text:p>
          </table:table-cell>
          <table:table-cell office:value-type="float" office:value="21831" table:style-name="ce10">
            <text:p>21,8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393" table:style-name="ce52">
            <text:p>25,393</text:p>
          </table:table-cell>
          <table:table-cell office:value-type="float" office:value="70936" table:style-name="ce11">
            <text:p>70,936</text:p>
          </table:table-cell>
          <table:table-cell office:value-type="float" office:value="35906" table:style-name="ce11">
            <text:p>35,906</text:p>
          </table:table-cell>
          <table:table-cell office:value-type="float" office:value="35030" table:style-name="ce10">
            <text:p>35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65" table:style-name="ce52">
            <text:p>14,865</text:p>
          </table:table-cell>
          <table:table-cell office:value-type="float" office:value="45863" table:style-name="ce11">
            <text:p>45,863</text:p>
          </table:table-cell>
          <table:table-cell office:value-type="float" office:value="23111" table:style-name="ce11">
            <text:p>23,111</text:p>
          </table:table-cell>
          <table:table-cell office:value-type="float" office:value="22752" table:style-name="ce10">
            <text:p>22,7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489" table:style-name="ce52">
            <text:p>9,489</text:p>
          </table:table-cell>
          <table:table-cell office:value-type="float" office:value="28660" table:style-name="ce11">
            <text:p>28,660</text:p>
          </table:table-cell>
          <table:table-cell office:value-type="float" office:value="14920" table:style-name="ce11">
            <text:p>14,920</text:p>
          </table:table-cell>
          <table:table-cell office:value-type="float" office:value="13740" table:style-name="ce10">
            <text:p>13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1" table:style-name="ce52">
            <text:p>16,021</text:p>
          </table:table-cell>
          <table:table-cell office:value-type="float" office:value="39612" table:style-name="ce11">
            <text:p>39,612</text:p>
          </table:table-cell>
          <table:table-cell office:value-type="float" office:value="20483" table:style-name="ce11">
            <text:p>20,483</text:p>
          </table:table-cell>
          <table:table-cell office:value-type="float" office:value="19129" table:style-name="ce10">
            <text:p>19,1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08" table:style-name="ce52">
            <text:p>11,108</text:p>
          </table:table-cell>
          <table:table-cell office:value-type="float" office:value="31285" table:style-name="ce11">
            <text:p>31,285</text:p>
          </table:table-cell>
          <table:table-cell office:value-type="float" office:value="16488" table:style-name="ce11">
            <text:p>16,488</text:p>
          </table:table-cell>
          <table:table-cell office:value-type="float" office:value="14797" table:style-name="ce10">
            <text:p>14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9" table:style-name="ce52">
            <text:p>6,629</text:p>
          </table:table-cell>
          <table:table-cell office:value-type="float" office:value="18880" table:style-name="ce11">
            <text:p>18,880</text:p>
          </table:table-cell>
          <table:table-cell office:value-type="float" office:value="10102" table:style-name="ce11">
            <text:p>10,102</text:p>
          </table:table-cell>
          <table:table-cell office:value-type="float" office:value="8778" table:style-name="ce10">
            <text:p>8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51" table:style-name="ce52">
            <text:p>9,351</text:p>
          </table:table-cell>
          <table:table-cell office:value-type="float" office:value="28555" table:style-name="ce11">
            <text:p>28,555</text:p>
          </table:table-cell>
          <table:table-cell office:value-type="float" office:value="14921" table:style-name="ce11">
            <text:p>14,921</text:p>
          </table:table-cell>
          <table:table-cell office:value-type="float" office:value="13634" table:style-name="ce10">
            <text:p>13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3" table:style-name="ce52">
            <text:p>6,023</text:p>
          </table:table-cell>
          <table:table-cell office:value-type="float" office:value="17991" table:style-name="ce11">
            <text:p>17,991</text:p>
          </table:table-cell>
          <table:table-cell office:value-type="float" office:value="9417" table:style-name="ce11">
            <text:p>9,417</text:p>
          </table:table-cell>
          <table:table-cell office:value-type="float" office:value="8574" table:style-name="ce10">
            <text:p>8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33" table:style-name="ce52">
            <text:p>8,933</text:p>
          </table:table-cell>
          <table:table-cell office:value-type="float" office:value="26609" table:style-name="ce11">
            <text:p>26,609</text:p>
          </table:table-cell>
          <table:table-cell office:value-type="float" office:value="14209" table:style-name="ce11">
            <text:p>14,209</text:p>
          </table:table-cell>
          <table:table-cell office:value-type="float" office:value="12400" table:style-name="ce10">
            <text:p>12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0" table:style-name="ce52">
            <text:p>8,500</text:p>
          </table:table-cell>
          <table:table-cell office:value-type="float" office:value="24134" table:style-name="ce11">
            <text:p>24,134</text:p>
          </table:table-cell>
          <table:table-cell office:value-type="float" office:value="12750" table:style-name="ce11">
            <text:p>12,750</text:p>
          </table:table-cell>
          <table:table-cell office:value-type="float" office:value="11384" table:style-name="ce10">
            <text:p>11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742" table:style-name="ce52">
            <text:p>14,742</text:p>
          </table:table-cell>
          <table:table-cell office:value-type="float" office:value="46614" table:style-name="ce11">
            <text:p>46,614</text:p>
          </table:table-cell>
          <table:table-cell office:value-type="float" office:value="23295" table:style-name="ce11">
            <text:p>23,295</text:p>
          </table:table-cell>
          <table:table-cell office:value-type="float" office:value="23319" table:style-name="ce10">
            <text:p>23,3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96" table:style-name="ce52">
            <text:p>5,696</text:p>
          </table:table-cell>
          <table:table-cell office:value-type="float" office:value="14526" table:style-name="ce11">
            <text:p>14,526</text:p>
          </table:table-cell>
          <table:table-cell office:value-type="float" office:value="8056" table:style-name="ce11">
            <text:p>8,056</text:p>
          </table:table-cell>
          <table:table-cell office:value-type="float" office:value="6470" table:style-name="ce10">
            <text:p>6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5" table:style-name="ce52">
            <text:p>4,425</text:p>
          </table:table-cell>
          <table:table-cell office:value-type="float" office:value="12791" table:style-name="ce11">
            <text:p>12,791</text:p>
          </table:table-cell>
          <table:table-cell office:value-type="float" office:value="6881" table:style-name="ce11">
            <text:p>6,881</text:p>
          </table:table-cell>
          <table:table-cell office:value-type="float" office:value="5910" table:style-name="ce10">
            <text:p>5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92" table:style-name="ce52">
            <text:p>8,592</text:p>
          </table:table-cell>
          <table:table-cell office:value-type="float" office:value="23422" table:style-name="ce11">
            <text:p>23,422</text:p>
          </table:table-cell>
          <table:table-cell office:value-type="float" office:value="12560" table:style-name="ce11">
            <text:p>12,560</text:p>
          </table:table-cell>
          <table:table-cell office:value-type="float" office:value="10862" table:style-name="ce10">
            <text:p>10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91" table:style-name="ce52">
            <text:p>9,191</text:p>
          </table:table-cell>
          <table:table-cell office:value-type="float" office:value="25296" table:style-name="ce11">
            <text:p>25,296</text:p>
          </table:table-cell>
          <table:table-cell office:value-type="float" office:value="13868" table:style-name="ce11">
            <text:p>13,868</text:p>
          </table:table-cell>
          <table:table-cell office:value-type="float" office:value="11428" table:style-name="ce10">
            <text:p>11,4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65" table:style-name="ce52">
            <text:p>8,665</text:p>
          </table:table-cell>
          <table:table-cell office:value-type="float" office:value="22912" table:style-name="ce11">
            <text:p>22,912</text:p>
          </table:table-cell>
          <table:table-cell office:value-type="float" office:value="12429" table:style-name="ce11">
            <text:p>12,429</text:p>
          </table:table-cell>
          <table:table-cell office:value-type="float" office:value="10483" table:style-name="ce10">
            <text:p>10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84" table:style-name="ce52">
            <text:p>9,384</text:p>
          </table:table-cell>
          <table:table-cell office:value-type="float" office:value="26960" table:style-name="ce11">
            <text:p>26,960</text:p>
          </table:table-cell>
          <table:table-cell office:value-type="float" office:value="14384" table:style-name="ce11">
            <text:p>14,384</text:p>
          </table:table-cell>
          <table:table-cell office:value-type="float" office:value="12576" table:style-name="ce10">
            <text:p>12,57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74" table:style-name="ce53">
            <text:p>9,774</text:p>
          </table:table-cell>
          <table:table-cell office:value-type="float" office:value="24958" table:style-name="ce18">
            <text:p>24,958</text:p>
          </table:table-cell>
          <table:table-cell office:value-type="float" office:value="13589" table:style-name="ce18">
            <text:p>13,589</text:p>
          </table:table-cell>
          <table:table-cell office:value-type="float" office:value="11369" table:style-name="ce17">
            <text:p>11,36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347" table:style-name="ce71">
            <text:p>183,347</text:p>
          </table:table-cell>
          <table:table-cell office:value-type="float" office:value="504453" table:style-name="ce79">
            <text:p>504,453</text:p>
          </table:table-cell>
          <table:table-cell office:value-type="float" office:value="261974" table:style-name="ce79">
            <text:p>261,974</text:p>
          </table:table-cell>
          <table:table-cell office:value-type="float" office:value="242479" table:style-name="ce73">
            <text:p>242,4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353" table:style-name="ce52">
            <text:p>13,353</text:p>
          </table:table-cell>
          <table:table-cell office:value-type="float" office:value="38225" table:style-name="ce11">
            <text:p>38,225</text:p>
          </table:table-cell>
          <table:table-cell office:value-type="float" office:value="19563" table:style-name="ce11">
            <text:p>19,563</text:p>
          </table:table-cell>
          <table:table-cell office:value-type="float" office:value="18662" table:style-name="ce10">
            <text:p>18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93" table:style-name="ce52">
            <text:p>15,793</text:p>
          </table:table-cell>
          <table:table-cell office:value-type="float" office:value="42026" table:style-name="ce11">
            <text:p>42,026</text:p>
          </table:table-cell>
          <table:table-cell office:value-type="float" office:value="21232" table:style-name="ce11">
            <text:p>21,232</text:p>
          </table:table-cell>
          <table:table-cell office:value-type="float" office:value="20794" table:style-name="ce10">
            <text:p>20,7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60" table:style-name="ce52">
            <text:p>9,860</text:p>
          </table:table-cell>
          <table:table-cell office:value-type="float" office:value="26470" table:style-name="ce11">
            <text:p>26,470</text:p>
          </table:table-cell>
          <table:table-cell office:value-type="float" office:value="13500" table:style-name="ce11">
            <text:p>13,500</text:p>
          </table:table-cell>
          <table:table-cell office:value-type="float" office:value="12970" table:style-name="ce10">
            <text:p>12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02" table:style-name="ce52">
            <text:p>11,402</text:p>
          </table:table-cell>
          <table:table-cell office:value-type="float" office:value="30834" table:style-name="ce11">
            <text:p>30,834</text:p>
          </table:table-cell>
          <table:table-cell office:value-type="float" office:value="15743" table:style-name="ce11">
            <text:p>15,743</text:p>
          </table:table-cell>
          <table:table-cell office:value-type="float" office:value="15091" table:style-name="ce10">
            <text:p>15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247" table:style-name="ce52">
            <text:p>25,247</text:p>
          </table:table-cell>
          <table:table-cell office:value-type="float" office:value="71364" table:style-name="ce11">
            <text:p>71,364</text:p>
          </table:table-cell>
          <table:table-cell office:value-type="float" office:value="36473" table:style-name="ce11">
            <text:p>36,473</text:p>
          </table:table-cell>
          <table:table-cell office:value-type="float" office:value="34891" table:style-name="ce10">
            <text:p>34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94" table:style-name="ce52">
            <text:p>5,294</text:p>
          </table:table-cell>
          <table:table-cell office:value-type="float" office:value="14374" table:style-name="ce11">
            <text:p>14,374</text:p>
          </table:table-cell>
          <table:table-cell office:value-type="float" office:value="7670" table:style-name="ce11">
            <text:p>7,670</text:p>
          </table:table-cell>
          <table:table-cell office:value-type="float" office:value="6704" table:style-name="ce10">
            <text:p>6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17" table:style-name="ce52">
            <text:p>10,717</text:p>
          </table:table-cell>
          <table:table-cell office:value-type="float" office:value="31568" table:style-name="ce11">
            <text:p>31,568</text:p>
          </table:table-cell>
          <table:table-cell office:value-type="float" office:value="16643" table:style-name="ce11">
            <text:p>16,643</text:p>
          </table:table-cell>
          <table:table-cell office:value-type="float" office:value="14925" table:style-name="ce10">
            <text:p>14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8" table:style-name="ce52">
            <text:p>8,778</text:p>
          </table:table-cell>
          <table:table-cell office:value-type="float" office:value="22671" table:style-name="ce11">
            <text:p>22,671</text:p>
          </table:table-cell>
          <table:table-cell office:value-type="float" office:value="11986" table:style-name="ce11">
            <text:p>11,986</text:p>
          </table:table-cell>
          <table:table-cell office:value-type="float" office:value="10685" table:style-name="ce10">
            <text:p>10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63" table:style-name="ce52">
            <text:p>9,163</text:p>
          </table:table-cell>
          <table:table-cell office:value-type="float" office:value="24280" table:style-name="ce11">
            <text:p>24,280</text:p>
          </table:table-cell>
          <table:table-cell office:value-type="float" office:value="12855" table:style-name="ce11">
            <text:p>12,855</text:p>
          </table:table-cell>
          <table:table-cell office:value-type="float" office:value="11425" table:style-name="ce10">
            <text:p>11,4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84" table:style-name="ce52">
            <text:p>7,284</text:p>
          </table:table-cell>
          <table:table-cell office:value-type="float" office:value="18012" table:style-name="ce11">
            <text:p>18,012</text:p>
          </table:table-cell>
          <table:table-cell office:value-type="float" office:value="9366" table:style-name="ce11">
            <text:p>9,366</text:p>
          </table:table-cell>
          <table:table-cell office:value-type="float" office:value="8646" table:style-name="ce10">
            <text:p>8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1" table:style-name="ce52">
            <text:p>5,741</text:p>
          </table:table-cell>
          <table:table-cell office:value-type="float" office:value="15199" table:style-name="ce11">
            <text:p>15,199</text:p>
          </table:table-cell>
          <table:table-cell office:value-type="float" office:value="8171" table:style-name="ce11">
            <text:p>8,171</text:p>
          </table:table-cell>
          <table:table-cell office:value-type="float" office:value="7028" table:style-name="ce10">
            <text:p>7,0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228" table:style-name="ce52">
            <text:p>18,228</text:p>
          </table:table-cell>
          <table:table-cell office:value-type="float" office:value="49238" table:style-name="ce11">
            <text:p>49,238</text:p>
          </table:table-cell>
          <table:table-cell office:value-type="float" office:value="25424" table:style-name="ce11">
            <text:p>25,424</text:p>
          </table:table-cell>
          <table:table-cell office:value-type="float" office:value="23814" table:style-name="ce10">
            <text:p>23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57" table:style-name="ce52">
            <text:p>16,057</text:p>
          </table:table-cell>
          <table:table-cell office:value-type="float" office:value="44347" table:style-name="ce11">
            <text:p>44,347</text:p>
          </table:table-cell>
          <table:table-cell office:value-type="float" office:value="23060" table:style-name="ce11">
            <text:p>23,060</text:p>
          </table:table-cell>
          <table:table-cell office:value-type="float" office:value="21287" table:style-name="ce10">
            <text:p>21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75" table:style-name="ce52">
            <text:p>11,675</text:p>
          </table:table-cell>
          <table:table-cell office:value-type="float" office:value="35331" table:style-name="ce11">
            <text:p>35,331</text:p>
          </table:table-cell>
          <table:table-cell office:value-type="float" office:value="18797" table:style-name="ce11">
            <text:p>18,797</text:p>
          </table:table-cell>
          <table:table-cell office:value-type="float" office:value="16534" table:style-name="ce10">
            <text:p>16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6" table:style-name="ce52">
            <text:p>6,746</text:p>
          </table:table-cell>
          <table:table-cell office:value-type="float" office:value="19057" table:style-name="ce11">
            <text:p>19,057</text:p>
          </table:table-cell>
          <table:table-cell office:value-type="float" office:value="10119" table:style-name="ce11">
            <text:p>10,119</text:p>
          </table:table-cell>
          <table:table-cell office:value-type="float" office:value="8938" table:style-name="ce10">
            <text:p>8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1" table:style-name="ce52">
            <text:p>4,211</text:p>
          </table:table-cell>
          <table:table-cell office:value-type="float" office:value="11308" table:style-name="ce11">
            <text:p>11,308</text:p>
          </table:table-cell>
          <table:table-cell office:value-type="float" office:value="6095" table:style-name="ce11">
            <text:p>6,095</text:p>
          </table:table-cell>
          <table:table-cell office:value-type="float" office:value="5213" table:style-name="ce10">
            <text:p>5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18" table:style-name="ce52">
            <text:p>1,918</text:p>
          </table:table-cell>
          <table:table-cell office:value-type="float" office:value="4597" table:style-name="ce11">
            <text:p>4,597</text:p>
          </table:table-cell>
          <table:table-cell office:value-type="float" office:value="2361" table:style-name="ce11">
            <text:p>2,361</text:p>
          </table:table-cell>
          <table:table-cell office:value-type="float" office:value="2236" table:style-name="ce10">
            <text:p>2,2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552" table:style-name="ce18">
            <text:p>5,552</text:p>
          </table:table-cell>
          <table:table-cell office:value-type="float" office:value="2916" table:style-name="ce18">
            <text:p>2,916</text:p>
          </table:table-cell>
          <table:table-cell office:value-type="float" office:value="2636" table:style-name="ce17">
            <text:p>2,636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8981" table:style-name="ce71">
            <text:p>288,981</text:p>
          </table:table-cell>
          <table:table-cell office:value-type="float" office:value="821196" table:style-name="ce79">
            <text:p>821,196</text:p>
          </table:table-cell>
          <table:table-cell office:value-type="float" office:value="419100" table:style-name="ce79">
            <text:p>419,100</text:p>
          </table:table-cell>
          <table:table-cell office:value-type="float" office:value="402096" table:style-name="ce73">
            <text:p>402,0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816" table:style-name="ce52">
            <text:p>74,816</text:p>
          </table:table-cell>
          <table:table-cell office:value-type="float" office:value="199282" table:style-name="ce11">
            <text:p>199,282</text:p>
          </table:table-cell>
          <table:table-cell office:value-type="float" office:value="98185" table:style-name="ce11">
            <text:p>98,185</text:p>
          </table:table-cell>
          <table:table-cell office:value-type="float" office:value="101097" table:style-name="ce10">
            <text:p>101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835" table:style-name="ce52">
            <text:p>19,835</text:p>
          </table:table-cell>
          <table:table-cell office:value-type="float" office:value="53931" table:style-name="ce11">
            <text:p>53,931</text:p>
          </table:table-cell>
          <table:table-cell office:value-type="float" office:value="26904" table:style-name="ce11">
            <text:p>26,904</text:p>
          </table:table-cell>
          <table:table-cell office:value-type="float" office:value="27027" table:style-name="ce10">
            <text:p>27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01" table:style-name="ce52">
            <text:p>16,901</text:p>
          </table:table-cell>
          <table:table-cell office:value-type="float" office:value="47357" table:style-name="ce11">
            <text:p>47,357</text:p>
          </table:table-cell>
          <table:table-cell office:value-type="float" office:value="23870" table:style-name="ce11">
            <text:p>23,870</text:p>
          </table:table-cell>
          <table:table-cell office:value-type="float" office:value="23487" table:style-name="ce10">
            <text:p>23,4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37" table:style-name="ce52">
            <text:p>11,737</text:p>
          </table:table-cell>
          <table:table-cell office:value-type="float" office:value="30675" table:style-name="ce11">
            <text:p>30,675</text:p>
          </table:table-cell>
          <table:table-cell office:value-type="float" office:value="15712" table:style-name="ce11">
            <text:p>15,712</text:p>
          </table:table-cell>
          <table:table-cell office:value-type="float" office:value="14963" table:style-name="ce10">
            <text:p>14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299" table:style-name="ce52">
            <text:p>15,299</text:p>
          </table:table-cell>
          <table:table-cell office:value-type="float" office:value="50490" table:style-name="ce11">
            <text:p>50,490</text:p>
          </table:table-cell>
          <table:table-cell office:value-type="float" office:value="26217" table:style-name="ce11">
            <text:p>26,217</text:p>
          </table:table-cell>
          <table:table-cell office:value-type="float" office:value="24273" table:style-name="ce10">
            <text:p>24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11" table:style-name="ce52">
            <text:p>10,211</text:p>
          </table:table-cell>
          <table:table-cell office:value-type="float" office:value="29553" table:style-name="ce11">
            <text:p>29,553</text:p>
          </table:table-cell>
          <table:table-cell office:value-type="float" office:value="15423" table:style-name="ce11">
            <text:p>15,423</text:p>
          </table:table-cell>
          <table:table-cell office:value-type="float" office:value="14130" table:style-name="ce10">
            <text:p>14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6" table:style-name="ce52">
            <text:p>3,866</text:p>
          </table:table-cell>
          <table:table-cell office:value-type="float" office:value="10966" table:style-name="ce11">
            <text:p>10,966</text:p>
          </table:table-cell>
          <table:table-cell office:value-type="float" office:value="5695" table:style-name="ce11">
            <text:p>5,695</text:p>
          </table:table-cell>
          <table:table-cell office:value-type="float" office:value="5271" table:style-name="ce10">
            <text:p>5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14" table:style-name="ce52">
            <text:p>7,114</text:p>
          </table:table-cell>
          <table:table-cell office:value-type="float" office:value="21984" table:style-name="ce11">
            <text:p>21,984</text:p>
          </table:table-cell>
          <table:table-cell office:value-type="float" office:value="11331" table:style-name="ce11">
            <text:p>11,331</text:p>
          </table:table-cell>
          <table:table-cell office:value-type="float" office:value="10653" table:style-name="ce10">
            <text:p>10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9" table:style-name="ce52">
            <text:p>8,229</text:p>
          </table:table-cell>
          <table:table-cell office:value-type="float" office:value="25886" table:style-name="ce11">
            <text:p>25,886</text:p>
          </table:table-cell>
          <table:table-cell office:value-type="float" office:value="13146" table:style-name="ce11">
            <text:p>13,146</text:p>
          </table:table-cell>
          <table:table-cell office:value-type="float" office:value="12740" table:style-name="ce10">
            <text:p>12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85" table:style-name="ce52">
            <text:p>7,885</text:p>
          </table:table-cell>
          <table:table-cell office:value-type="float" office:value="25453" table:style-name="ce11">
            <text:p>25,453</text:p>
          </table:table-cell>
          <table:table-cell office:value-type="float" office:value="13187" table:style-name="ce11">
            <text:p>13,187</text:p>
          </table:table-cell>
          <table:table-cell office:value-type="float" office:value="12266" table:style-name="ce10">
            <text:p>12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40" table:style-name="ce52">
            <text:p>9,240</text:p>
          </table:table-cell>
          <table:table-cell office:value-type="float" office:value="24111" table:style-name="ce11">
            <text:p>24,111</text:p>
          </table:table-cell>
          <table:table-cell office:value-type="float" office:value="12874" table:style-name="ce11">
            <text:p>12,874</text:p>
          </table:table-cell>
          <table:table-cell office:value-type="float" office:value="11237" table:style-name="ce10">
            <text:p>11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5" table:style-name="ce52">
            <text:p>6,515</text:p>
          </table:table-cell>
          <table:table-cell office:value-type="float" office:value="20505" table:style-name="ce11">
            <text:p>20,505</text:p>
          </table:table-cell>
          <table:table-cell office:value-type="float" office:value="10673" table:style-name="ce11">
            <text:p>10,673</text:p>
          </table:table-cell>
          <table:table-cell office:value-type="float" office:value="9832" table:style-name="ce10">
            <text:p>9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786" table:style-name="ce52">
            <text:p>18,786</text:p>
          </table:table-cell>
          <table:table-cell office:value-type="float" office:value="53819" table:style-name="ce11">
            <text:p>53,819</text:p>
          </table:table-cell>
          <table:table-cell office:value-type="float" office:value="27783" table:style-name="ce11">
            <text:p>27,783</text:p>
          </table:table-cell>
          <table:table-cell office:value-type="float" office:value="26036" table:style-name="ce10">
            <text:p>26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1" table:style-name="ce52">
            <text:p>5,661</text:p>
          </table:table-cell>
          <table:table-cell office:value-type="float" office:value="16951" table:style-name="ce11">
            <text:p>16,951</text:p>
          </table:table-cell>
          <table:table-cell office:value-type="float" office:value="9003" table:style-name="ce11">
            <text:p>9,003</text:p>
          </table:table-cell>
          <table:table-cell office:value-type="float" office:value="7948" table:style-name="ce10">
            <text:p>7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6" table:style-name="ce52">
            <text:p>3,436</text:p>
          </table:table-cell>
          <table:table-cell office:value-type="float" office:value="9778" table:style-name="ce11">
            <text:p>9,778</text:p>
          </table:table-cell>
          <table:table-cell office:value-type="float" office:value="5211" table:style-name="ce11">
            <text:p>5,211</text:p>
          </table:table-cell>
          <table:table-cell office:value-type="float" office:value="4567" table:style-name="ce10">
            <text:p>4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80" table:style-name="ce52">
            <text:p>8,580</text:p>
          </table:table-cell>
          <table:table-cell office:value-type="float" office:value="24134" table:style-name="ce11">
            <text:p>24,134</text:p>
          </table:table-cell>
          <table:table-cell office:value-type="float" office:value="12612" table:style-name="ce11">
            <text:p>12,612</text:p>
          </table:table-cell>
          <table:table-cell office:value-type="float" office:value="11522" table:style-name="ce10">
            <text:p>11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51" table:style-name="ce52">
            <text:p>11,851</text:p>
          </table:table-cell>
          <table:table-cell office:value-type="float" office:value="34657" table:style-name="ce11">
            <text:p>34,657</text:p>
          </table:table-cell>
          <table:table-cell office:value-type="float" office:value="17964" table:style-name="ce11">
            <text:p>17,964</text:p>
          </table:table-cell>
          <table:table-cell office:value-type="float" office:value="16693" table:style-name="ce10">
            <text:p>16,6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14" table:style-name="ce52">
            <text:p>4,514</text:p>
          </table:table-cell>
          <table:table-cell office:value-type="float" office:value="15380" table:style-name="ce11">
            <text:p>15,380</text:p>
          </table:table-cell>
          <table:table-cell office:value-type="float" office:value="7751" table:style-name="ce11">
            <text:p>7,751</text:p>
          </table:table-cell>
          <table:table-cell office:value-type="float" office:value="7629" table:style-name="ce10">
            <text:p>7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1" table:style-name="ce52">
            <text:p>6,691</text:p>
          </table:table-cell>
          <table:table-cell office:value-type="float" office:value="17675" table:style-name="ce11">
            <text:p>17,675</text:p>
          </table:table-cell>
          <table:table-cell office:value-type="float" office:value="9013" table:style-name="ce11">
            <text:p>9,013</text:p>
          </table:table-cell>
          <table:table-cell office:value-type="float" office:value="8662" table:style-name="ce10">
            <text:p>8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8" table:style-name="ce52">
            <text:p>3,718</text:p>
          </table:table-cell>
          <table:table-cell office:value-type="float" office:value="10547" table:style-name="ce11">
            <text:p>10,547</text:p>
          </table:table-cell>
          <table:table-cell office:value-type="float" office:value="5411" table:style-name="ce11">
            <text:p>5,411</text:p>
          </table:table-cell>
          <table:table-cell office:value-type="float" office:value="5136" table:style-name="ce10">
            <text:p>5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62" table:style-name="ce52">
            <text:p>6,962</text:p>
          </table:table-cell>
          <table:table-cell office:value-type="float" office:value="18921" table:style-name="ce11">
            <text:p>18,921</text:p>
          </table:table-cell>
          <table:table-cell office:value-type="float" office:value="9802" table:style-name="ce11">
            <text:p>9,802</text:p>
          </table:table-cell>
          <table:table-cell office:value-type="float" office:value="9119" table:style-name="ce10">
            <text:p>9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561" table:style-name="ce52">
            <text:p>4,561</text:p>
          </table:table-cell>
          <table:table-cell office:value-type="float" office:value="12225" table:style-name="ce11">
            <text:p>12,225</text:p>
          </table:table-cell>
          <table:table-cell office:value-type="float" office:value="6706" table:style-name="ce11">
            <text:p>6,706</text:p>
          </table:table-cell>
          <table:table-cell office:value-type="float" office:value="5519" table:style-name="ce10">
            <text:p>5,5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1" table:style-name="ce52">
            <text:p>3,471</text:p>
          </table:table-cell>
          <table:table-cell office:value-type="float" office:value="8450" table:style-name="ce11">
            <text:p>8,450</text:p>
          </table:table-cell>
          <table:table-cell office:value-type="float" office:value="4514" table:style-name="ce11">
            <text:p>4,514</text:p>
          </table:table-cell>
          <table:table-cell office:value-type="float" office:value="3936" table:style-name="ce10">
            <text:p>3,9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30" table:style-name="ce52">
            <text:p>3,030</text:p>
          </table:table-cell>
          <table:table-cell office:value-type="float" office:value="7754" table:style-name="ce11">
            <text:p>7,754</text:p>
          </table:table-cell>
          <table:table-cell office:value-type="float" office:value="4207" table:style-name="ce11">
            <text:p>4,207</text:p>
          </table:table-cell>
          <table:table-cell office:value-type="float" office:value="3547" table:style-name="ce10">
            <text:p>3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81" table:style-name="ce52">
            <text:p>2,081</text:p>
          </table:table-cell>
          <table:table-cell office:value-type="float" office:value="5395" table:style-name="ce11">
            <text:p>5,395</text:p>
          </table:table-cell>
          <table:table-cell office:value-type="float" office:value="2856" table:style-name="ce11">
            <text:p>2,856</text:p>
          </table:table-cell>
          <table:table-cell office:value-type="float" office:value="2539" table:style-name="ce10">
            <text:p>2,5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1" table:style-name="ce52">
            <text:p>2,331</text:p>
          </table:table-cell>
          <table:table-cell office:value-type="float" office:value="7674" table:style-name="ce11">
            <text:p>7,674</text:p>
          </table:table-cell>
          <table:table-cell office:value-type="float" office:value="3854" table:style-name="ce11">
            <text:p>3,854</text:p>
          </table:table-cell>
          <table:table-cell office:value-type="float" office:value="3820" table:style-name="ce10">
            <text:p>3,8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0" table:style-name="ce52">
            <text:p>1,050</text:p>
          </table:table-cell>
          <table:table-cell office:value-type="float" office:value="3302" table:style-name="ce11">
            <text:p>3,302</text:p>
          </table:table-cell>
          <table:table-cell office:value-type="float" office:value="1685" table:style-name="ce11">
            <text:p>1,685</text:p>
          </table:table-cell>
          <table:table-cell office:value-type="float" office:value="1617" table:style-name="ce10">
            <text:p>1,6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7" table:style-name="ce52">
            <text:p>2,057</text:p>
          </table:table-cell>
          <table:table-cell office:value-type="float" office:value="6765" table:style-name="ce11">
            <text:p>6,765</text:p>
          </table:table-cell>
          <table:table-cell office:value-type="float" office:value="3422" table:style-name="ce11">
            <text:p>3,422</text:p>
          </table:table-cell>
          <table:table-cell office:value-type="float" office:value="3343" table:style-name="ce10">
            <text:p>3,3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80" table:style-name="ce52">
            <text:p>1,380</text:p>
          </table:table-cell>
          <table:table-cell office:value-type="float" office:value="5381" table:style-name="ce11">
            <text:p>5,381</text:p>
          </table:table-cell>
          <table:table-cell office:value-type="float" office:value="2814" table:style-name="ce11">
            <text:p>2,814</text:p>
          </table:table-cell>
          <table:table-cell office:value-type="float" office:value="2567" table:style-name="ce10">
            <text:p>2,5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32" table:style-name="ce52">
            <text:p>2,232</text:p>
          </table:table-cell>
          <table:table-cell office:value-type="float" office:value="7425" table:style-name="ce11">
            <text:p>7,425</text:p>
          </table:table-cell>
          <table:table-cell office:value-type="float" office:value="3743" table:style-name="ce11">
            <text:p>3,743</text:p>
          </table:table-cell>
          <table:table-cell office:value-type="float" office:value="3682" table:style-name="ce10">
            <text:p>3,6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19" table:style-name="ce52">
            <text:p>1,419</text:p>
          </table:table-cell>
          <table:table-cell office:value-type="float" office:value="4946" table:style-name="ce11">
            <text:p>4,946</text:p>
          </table:table-cell>
          <table:table-cell office:value-type="float" office:value="2533" table:style-name="ce11">
            <text:p>2,533</text:p>
          </table:table-cell>
          <table:table-cell office:value-type="float" office:value="2413" table:style-name="ce10">
            <text:p>2,4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79" table:style-name="ce52">
            <text:p>1,579</text:p>
          </table:table-cell>
          <table:table-cell office:value-type="float" office:value="4914" table:style-name="ce11">
            <text:p>4,914</text:p>
          </table:table-cell>
          <table:table-cell office:value-type="float" office:value="2528" table:style-name="ce11">
            <text:p>2,528</text:p>
          </table:table-cell>
          <table:table-cell office:value-type="float" office:value="2386" table:style-name="ce10">
            <text:p>2,3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3" table:style-name="ce53">
            <text:p>1,943</text:p>
          </table:table-cell>
          <table:table-cell office:value-type="float" office:value="4910" table:style-name="ce18">
            <text:p>4,910</text:p>
          </table:table-cell>
          <table:table-cell office:value-type="float" office:value="2471" table:style-name="ce18">
            <text:p>2,471</text:p>
          </table:table-cell>
          <table:table-cell office:value-type="float" office:value="2439" table:style-name="ce17">
            <text:p>2,439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67" table:style-name="ce71">
            <text:p>83,167</text:p>
          </table:table-cell>
          <table:table-cell office:value-type="float" office:value="217540" table:style-name="ce79">
            <text:p>217,540</text:p>
          </table:table-cell>
          <table:table-cell office:value-type="float" office:value="112052" table:style-name="ce79">
            <text:p>112,052</text:p>
          </table:table-cell>
          <table:table-cell office:value-type="float" office:value="105488" table:style-name="ce73">
            <text:p>105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976" table:style-name="ce52">
            <text:p>39,976</text:p>
          </table:table-cell>
          <table:table-cell office:value-type="float" office:value="105261" table:style-name="ce11">
            <text:p>105,261</text:p>
          </table:table-cell>
          <table:table-cell office:value-type="float" office:value="52575" table:style-name="ce11">
            <text:p>52,575</text:p>
          </table:table-cell>
          <table:table-cell office:value-type="float" office:value="52686" table:style-name="ce10">
            <text:p>52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75" table:style-name="ce52">
            <text:p>5,375</text:p>
          </table:table-cell>
          <table:table-cell office:value-type="float" office:value="13871" table:style-name="ce11">
            <text:p>13,871</text:p>
          </table:table-cell>
          <table:table-cell office:value-type="float" office:value="7294" table:style-name="ce11">
            <text:p>7,294</text:p>
          </table:table-cell>
          <table:table-cell office:value-type="float" office:value="6577" table:style-name="ce10">
            <text:p>6,5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6" table:style-name="ce52">
            <text:p>3,186</text:p>
          </table:table-cell>
          <table:table-cell office:value-type="float" office:value="8652" table:style-name="ce11">
            <text:p>8,652</text:p>
          </table:table-cell>
          <table:table-cell office:value-type="float" office:value="4480" table:style-name="ce11">
            <text:p>4,480</text:p>
          </table:table-cell>
          <table:table-cell office:value-type="float" office:value="4172" table:style-name="ce10">
            <text:p>4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2" table:style-name="ce52">
            <text:p>6,772</text:p>
          </table:table-cell>
          <table:table-cell office:value-type="float" office:value="17229" table:style-name="ce11">
            <text:p>17,229</text:p>
          </table:table-cell>
          <table:table-cell office:value-type="float" office:value="9080" table:style-name="ce11">
            <text:p>9,080</text:p>
          </table:table-cell>
          <table:table-cell office:value-type="float" office:value="8149" table:style-name="ce10">
            <text:p>8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3" table:style-name="ce52">
            <text:p>2,453</text:p>
          </table:table-cell>
          <table:table-cell office:value-type="float" office:value="5889" table:style-name="ce11">
            <text:p>5,889</text:p>
          </table:table-cell>
          <table:table-cell office:value-type="float" office:value="3084" table:style-name="ce11">
            <text:p>3,084</text:p>
          </table:table-cell>
          <table:table-cell office:value-type="float" office:value="2805" table:style-name="ce10">
            <text:p>2,8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39" table:style-name="ce52">
            <text:p>4,739</text:p>
          </table:table-cell>
          <table:table-cell office:value-type="float" office:value="11057" table:style-name="ce11">
            <text:p>11,057</text:p>
          </table:table-cell>
          <table:table-cell office:value-type="float" office:value="5879" table:style-name="ce11">
            <text:p>5,879</text:p>
          </table:table-cell>
          <table:table-cell office:value-type="float" office:value="5178" table:style-name="ce10">
            <text:p>5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4" table:style-name="ce52">
            <text:p>3,764</text:p>
          </table:table-cell>
          <table:table-cell office:value-type="float" office:value="8394" table:style-name="ce11">
            <text:p>8,394</text:p>
          </table:table-cell>
          <table:table-cell office:value-type="float" office:value="4647" table:style-name="ce11">
            <text:p>4,647</text:p>
          </table:table-cell>
          <table:table-cell office:value-type="float" office:value="3747" table:style-name="ce10">
            <text:p>3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7" table:style-name="ce52">
            <text:p>2,897</text:p>
          </table:table-cell>
          <table:table-cell office:value-type="float" office:value="7100" table:style-name="ce11">
            <text:p>7,100</text:p>
          </table:table-cell>
          <table:table-cell office:value-type="float" office:value="4026" table:style-name="ce11">
            <text:p>4,026</text:p>
          </table:table-cell>
          <table:table-cell office:value-type="float" office:value="3074" table:style-name="ce10">
            <text:p>3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9" table:style-name="ce52">
            <text:p>3,029</text:p>
          </table:table-cell>
          <table:table-cell office:value-type="float" office:value="7760" table:style-name="ce11">
            <text:p>7,760</text:p>
          </table:table-cell>
          <table:table-cell office:value-type="float" office:value="4103" table:style-name="ce11">
            <text:p>4,103</text:p>
          </table:table-cell>
          <table:table-cell office:value-type="float" office:value="3657" table:style-name="ce10">
            <text:p>3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3" table:style-name="ce52">
            <text:p>3,183</text:p>
          </table:table-cell>
          <table:table-cell office:value-type="float" office:value="8162" table:style-name="ce11">
            <text:p>8,162</text:p>
          </table:table-cell>
          <table:table-cell office:value-type="float" office:value="4219" table:style-name="ce11">
            <text:p>4,219</text:p>
          </table:table-cell>
          <table:table-cell office:value-type="float" office:value="3943" table:style-name="ce10">
            <text:p>3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2" table:style-name="ce52">
            <text:p>1,172</text:p>
          </table:table-cell>
          <table:table-cell office:value-type="float" office:value="4088" table:style-name="ce11">
            <text:p>4,088</text:p>
          </table:table-cell>
          <table:table-cell office:value-type="float" office:value="2166" table:style-name="ce11">
            <text:p>2,166</text:p>
          </table:table-cell>
          <table:table-cell office:value-type="float" office:value="1922" table:style-name="ce10">
            <text:p>1,9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2">
            <text:p>1,067</text:p>
          </table:table-cell>
          <table:table-cell office:value-type="float" office:value="3547" table:style-name="ce11">
            <text:p>3,547</text:p>
          </table:table-cell>
          <table:table-cell office:value-type="float" office:value="1900" table:style-name="ce11">
            <text:p>1,900</text:p>
          </table:table-cell>
          <table:table-cell office:value-type="float" office:value="1647" table:style-name="ce10">
            <text:p>1,6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4" table:style-name="ce52">
            <text:p>1,084</text:p>
          </table:table-cell>
          <table:table-cell office:value-type="float" office:value="4119" table:style-name="ce11">
            <text:p>4,119</text:p>
          </table:table-cell>
          <table:table-cell office:value-type="float" office:value="2202" table:style-name="ce11">
            <text:p>2,202</text:p>
          </table:table-cell>
          <table:table-cell office:value-type="float" office:value="1917" table:style-name="ce10">
            <text:p>1,9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35" table:style-name="ce52">
            <text:p>1,435</text:p>
          </table:table-cell>
          <table:table-cell office:value-type="float" office:value="3538" table:style-name="ce11">
            <text:p>3,538</text:p>
          </table:table-cell>
          <table:table-cell office:value-type="float" office:value="1910" table:style-name="ce11">
            <text:p>1,910</text:p>
          </table:table-cell>
          <table:table-cell office:value-type="float" office:value="1628" table:style-name="ce10">
            <text:p>1,6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6" table:style-name="ce52">
            <text:p>1,156</text:p>
          </table:table-cell>
          <table:table-cell office:value-type="float" office:value="3718" table:style-name="ce11">
            <text:p>3,718</text:p>
          </table:table-cell>
          <table:table-cell office:value-type="float" office:value="1879" table:style-name="ce11">
            <text:p>1,879</text:p>
          </table:table-cell>
          <table:table-cell office:value-type="float" office:value="1839" table:style-name="ce10">
            <text:p>1,8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79" table:style-name="ce53">
            <text:p>1,879</text:p>
          </table:table-cell>
          <table:table-cell office:value-type="float" office:value="5155" table:style-name="ce18">
            <text:p>5,155</text:p>
          </table:table-cell>
          <table:table-cell office:value-type="float" office:value="2608" table:style-name="ce18">
            <text:p>2,608</text:p>
          </table:table-cell>
          <table:table-cell office:value-type="float" office:value="2547" table:style-name="ce17">
            <text:p>2,54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371" table:style-name="ce71">
            <text:p>126,371</text:p>
          </table:table-cell>
          <table:table-cell office:value-type="float" office:value="326813" table:style-name="ce79">
            <text:p>326,813</text:p>
          </table:table-cell>
          <table:table-cell office:value-type="float" office:value="165472" table:style-name="ce79">
            <text:p>165,472</text:p>
          </table:table-cell>
          <table:table-cell office:value-type="float" office:value="161341" table:style-name="ce73">
            <text:p>161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05" table:style-name="ce52">
            <text:p>41,505</text:p>
          </table:table-cell>
          <table:table-cell office:value-type="float" office:value="103550" table:style-name="ce11">
            <text:p>103,550</text:p>
          </table:table-cell>
          <table:table-cell office:value-type="float" office:value="49777" table:style-name="ce11">
            <text:p>49,777</text:p>
          </table:table-cell>
          <table:table-cell office:value-type="float" office:value="53773" table:style-name="ce10">
            <text:p>53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81" table:style-name="ce52">
            <text:p>4,381</text:p>
          </table:table-cell>
          <table:table-cell office:value-type="float" office:value="10795" table:style-name="ce11">
            <text:p>10,795</text:p>
          </table:table-cell>
          <table:table-cell office:value-type="float" office:value="5623" table:style-name="ce11">
            <text:p>5,623</text:p>
          </table:table-cell>
          <table:table-cell office:value-type="float" office:value="5172" table:style-name="ce10">
            <text:p>5,1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65" table:style-name="ce52">
            <text:p>8,865</text:p>
          </table:table-cell>
          <table:table-cell office:value-type="float" office:value="23791" table:style-name="ce11">
            <text:p>23,791</text:p>
          </table:table-cell>
          <table:table-cell office:value-type="float" office:value="12598" table:style-name="ce11">
            <text:p>12,598</text:p>
          </table:table-cell>
          <table:table-cell office:value-type="float" office:value="11193" table:style-name="ce10">
            <text:p>11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93" table:style-name="ce52">
            <text:p>7,793</text:p>
          </table:table-cell>
          <table:table-cell office:value-type="float" office:value="20124" table:style-name="ce11">
            <text:p>20,124</text:p>
          </table:table-cell>
          <table:table-cell office:value-type="float" office:value="10317" table:style-name="ce11">
            <text:p>10,317</text:p>
          </table:table-cell>
          <table:table-cell office:value-type="float" office:value="9807" table:style-name="ce10">
            <text:p>9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357" table:style-name="ce52">
            <text:p>32,357</text:p>
          </table:table-cell>
          <table:table-cell office:value-type="float" office:value="83458" table:style-name="ce11">
            <text:p>83,458</text:p>
          </table:table-cell>
          <table:table-cell office:value-type="float" office:value="41911" table:style-name="ce11">
            <text:p>41,911</text:p>
          </table:table-cell>
          <table:table-cell office:value-type="float" office:value="41547" table:style-name="ce10">
            <text:p>41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286" table:style-name="ce52">
            <text:p>7,286</text:p>
          </table:table-cell>
          <table:table-cell office:value-type="float" office:value="17878" table:style-name="ce11">
            <text:p>17,878</text:p>
          </table:table-cell>
          <table:table-cell office:value-type="float" office:value="9472" table:style-name="ce11">
            <text:p>9,472</text:p>
          </table:table-cell>
          <table:table-cell office:value-type="float" office:value="8406" table:style-name="ce10">
            <text:p>8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12" table:style-name="ce52">
            <text:p>5,012</text:p>
          </table:table-cell>
          <table:table-cell office:value-type="float" office:value="12612" table:style-name="ce11">
            <text:p>12,612</text:p>
          </table:table-cell>
          <table:table-cell office:value-type="float" office:value="6692" table:style-name="ce11">
            <text:p>6,692</text:p>
          </table:table-cell>
          <table:table-cell office:value-type="float" office:value="5920" table:style-name="ce10">
            <text:p>5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4" table:style-name="ce52">
            <text:p>1,714</text:p>
          </table:table-cell>
          <table:table-cell office:value-type="float" office:value="4581" table:style-name="ce11">
            <text:p>4,581</text:p>
          </table:table-cell>
          <table:table-cell office:value-type="float" office:value="2559" table:style-name="ce11">
            <text:p>2,559</text:p>
          </table:table-cell>
          <table:table-cell office:value-type="float" office:value="2022" table:style-name="ce10">
            <text:p>2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55" table:style-name="ce52">
            <text:p>4,755</text:p>
          </table:table-cell>
          <table:table-cell office:value-type="float" office:value="11477" table:style-name="ce11">
            <text:p>11,477</text:p>
          </table:table-cell>
          <table:table-cell office:value-type="float" office:value="6166" table:style-name="ce11">
            <text:p>6,166</text:p>
          </table:table-cell>
          <table:table-cell office:value-type="float" office:value="5311" table:style-name="ce10">
            <text:p>5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37" table:style-name="ce52">
            <text:p>4,037</text:p>
          </table:table-cell>
          <table:table-cell office:value-type="float" office:value="10199" table:style-name="ce11">
            <text:p>10,199</text:p>
          </table:table-cell>
          <table:table-cell office:value-type="float" office:value="5547" table:style-name="ce11">
            <text:p>5,547</text:p>
          </table:table-cell>
          <table:table-cell office:value-type="float" office:value="4652" table:style-name="ce10">
            <text:p>4,6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54" table:style-name="ce52">
            <text:p>4,854</text:p>
          </table:table-cell>
          <table:table-cell office:value-type="float" office:value="15936" table:style-name="ce11">
            <text:p>15,936</text:p>
          </table:table-cell>
          <table:table-cell office:value-type="float" office:value="8154" table:style-name="ce11">
            <text:p>8,154</text:p>
          </table:table-cell>
          <table:table-cell office:value-type="float" office:value="7782" table:style-name="ce10">
            <text:p>7,7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09" table:style-name="ce52">
            <text:p>2,109</text:p>
          </table:table-cell>
          <table:table-cell office:value-type="float" office:value="6351" table:style-name="ce11">
            <text:p>6,351</text:p>
          </table:table-cell>
          <table:table-cell office:value-type="float" office:value="3341" table:style-name="ce11">
            <text:p>3,341</text:p>
          </table:table-cell>
          <table:table-cell office:value-type="float" office:value="3010" table:style-name="ce10">
            <text:p>3,0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3" table:style-name="ce53">
            <text:p>1,703</text:p>
          </table:table-cell>
          <table:table-cell office:value-type="float" office:value="6061" table:style-name="ce18">
            <text:p>6,061</text:p>
          </table:table-cell>
          <table:table-cell office:value-type="float" office:value="3315" table:style-name="ce18">
            <text:p>3,315</text:p>
          </table:table-cell>
          <table:table-cell office:value-type="float" office:value="2746" table:style-name="ce17">
            <text:p>2,74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0948" table:style-name="ce71">
            <text:p>40,948</text:p>
          </table:table-cell>
          <table:table-cell office:value-type="float" office:value="104708" table:style-name="ce79">
            <text:p>104,708</text:p>
          </table:table-cell>
          <table:table-cell office:value-type="float" office:value="54009" table:style-name="ce79">
            <text:p>54,009</text:p>
          </table:table-cell>
          <table:table-cell office:value-type="float" office:value="50699" table:style-name="ce73">
            <text:p>50,6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037" table:style-name="ce52">
            <text:p>25,037</text:p>
          </table:table-cell>
          <table:table-cell office:value-type="float" office:value="62587" table:style-name="ce11">
            <text:p>62,587</text:p>
          </table:table-cell>
          <table:table-cell office:value-type="float" office:value="31857" table:style-name="ce11">
            <text:p>31,857</text:p>
          </table:table-cell>
          <table:table-cell office:value-type="float" office:value="30730" table:style-name="ce10">
            <text:p>30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941" table:style-name="ce52">
            <text:p>5,941</text:p>
          </table:table-cell>
          <table:table-cell office:value-type="float" office:value="14856" table:style-name="ce11">
            <text:p>14,856</text:p>
          </table:table-cell>
          <table:table-cell office:value-type="float" office:value="7887" table:style-name="ce11">
            <text:p>7,887</text:p>
          </table:table-cell>
          <table:table-cell office:value-type="float" office:value="6969" table:style-name="ce10">
            <text:p>6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1" table:style-name="ce52">
            <text:p>3,481</text:p>
          </table:table-cell>
          <table:table-cell office:value-type="float" office:value="9820" table:style-name="ce11">
            <text:p>9,820</text:p>
          </table:table-cell>
          <table:table-cell office:value-type="float" office:value="5134" table:style-name="ce11">
            <text:p>5,134</text:p>
          </table:table-cell>
          <table:table-cell office:value-type="float" office:value="4686" table:style-name="ce10">
            <text:p>4,6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6" table:style-name="ce52">
            <text:p>3,046</text:p>
          </table:table-cell>
          <table:table-cell office:value-type="float" office:value="8326" table:style-name="ce11">
            <text:p>8,326</text:p>
          </table:table-cell>
          <table:table-cell office:value-type="float" office:value="4299" table:style-name="ce11">
            <text:p>4,299</text:p>
          </table:table-cell>
          <table:table-cell office:value-type="float" office:value="4027" table:style-name="ce10">
            <text:p>4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59" table:style-name="ce52">
            <text:p>2,059</text:p>
          </table:table-cell>
          <table:table-cell office:value-type="float" office:value="5298" table:style-name="ce11">
            <text:p>5,298</text:p>
          </table:table-cell>
          <table:table-cell office:value-type="float" office:value="2869" table:style-name="ce11">
            <text:p>2,869</text:p>
          </table:table-cell>
          <table:table-cell office:value-type="float" office:value="2429" table:style-name="ce10">
            <text:p>2,4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84" table:style-name="ce53">
            <text:p>1,384</text:p>
          </table:table-cell>
          <table:table-cell office:value-type="float" office:value="3821" table:style-name="ce18">
            <text:p>3,821</text:p>
          </table:table-cell>
          <table:table-cell office:value-type="float" office:value="1963" table:style-name="ce18">
            <text:p>1,963</text:p>
          </table:table-cell>
          <table:table-cell office:value-type="float" office:value="1858" table:style-name="ce17">
            <text:p>1,85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8年07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009" table:style-name="ce71">
            <text:p>154,009</text:p>
          </table:table-cell>
          <table:table-cell office:value-type="float" office:value="369360" table:style-name="ce79">
            <text:p>369,360</text:p>
          </table:table-cell>
          <table:table-cell office:value-type="float" office:value="184486" table:style-name="ce79">
            <text:p>184,486</text:p>
          </table:table-cell>
          <table:table-cell office:value-type="float" office:value="184874" table:style-name="ce73">
            <text:p>184,874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645" table:style-name="ce52">
            <text:p>22,645</text:p>
          </table:table-cell>
          <table:table-cell office:value-type="float" office:value="51528" table:style-name="ce11">
            <text:p>51,528</text:p>
          </table:table-cell>
          <table:table-cell office:value-type="float" office:value="26250" table:style-name="ce11">
            <text:p>26,250</text:p>
          </table:table-cell>
          <table:table-cell office:value-type="float" office:value="25278" table:style-name="ce10">
            <text:p>25,27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638" table:style-name="ce52">
            <text:p>21,638</text:p>
          </table:table-cell>
          <table:table-cell office:value-type="float" office:value="53789" table:style-name="ce11">
            <text:p>53,789</text:p>
          </table:table-cell>
          <table:table-cell office:value-type="float" office:value="26976" table:style-name="ce11">
            <text:p>26,976</text:p>
          </table:table-cell>
          <table:table-cell office:value-type="float" office:value="26813" table:style-name="ce10">
            <text:p>26,81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15" table:style-name="ce52">
            <text:p>15,815</text:p>
          </table:table-cell>
          <table:table-cell office:value-type="float" office:value="38568" table:style-name="ce11">
            <text:p>38,568</text:p>
          </table:table-cell>
          <table:table-cell office:value-type="float" office:value="19288" table:style-name="ce11">
            <text:p>19,288</text:p>
          </table:table-cell>
          <table:table-cell office:value-type="float" office:value="19280" table:style-name="ce10">
            <text:p>19,28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59" table:style-name="ce52">
            <text:p>19,059</text:p>
          </table:table-cell>
          <table:table-cell office:value-type="float" office:value="43403" table:style-name="ce11">
            <text:p>43,403</text:p>
          </table:table-cell>
          <table:table-cell office:value-type="float" office:value="21444" table:style-name="ce11">
            <text:p>21,444</text:p>
          </table:table-cell>
          <table:table-cell office:value-type="float" office:value="21959" table:style-name="ce10">
            <text:p>21,95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3" table:style-name="ce52">
            <text:p>19,223</text:p>
          </table:table-cell>
          <table:table-cell office:value-type="float" office:value="47101" table:style-name="ce11">
            <text:p>47,101</text:p>
          </table:table-cell>
          <table:table-cell office:value-type="float" office:value="23887" table:style-name="ce11">
            <text:p>23,887</text:p>
          </table:table-cell>
          <table:table-cell office:value-type="float" office:value="23214" table:style-name="ce10">
            <text:p>23,21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797" table:style-name="ce52">
            <text:p>33,797</text:p>
          </table:table-cell>
          <table:table-cell office:value-type="float" office:value="82343" table:style-name="ce11">
            <text:p>82,343</text:p>
          </table:table-cell>
          <table:table-cell office:value-type="float" office:value="40723" table:style-name="ce11">
            <text:p>40,723</text:p>
          </table:table-cell>
          <table:table-cell office:value-type="float" office:value="41620" table:style-name="ce10">
            <text:p>41,62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832" table:style-name="ce53">
            <text:p>21,832</text:p>
          </table:table-cell>
          <table:table-cell office:value-type="float" office:value="52628" table:style-name="ce18">
            <text:p>52,628</text:p>
          </table:table-cell>
          <table:table-cell office:value-type="float" office:value="25918" table:style-name="ce18">
            <text:p>25,918</text:p>
          </table:table-cell>
          <table:table-cell office:value-type="float" office:value="26710" table:style-name="ce17">
            <text:p>26,710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7100" table:style-name="ce71">
            <text:p>167,100</text:p>
          </table:table-cell>
          <table:table-cell office:value-type="float" office:value="447484" table:style-name="ce79">
            <text:p>447,484</text:p>
          </table:table-cell>
          <table:table-cell office:value-type="float" office:value="220631" table:style-name="ce79">
            <text:p>220,631</text:p>
          </table:table-cell>
          <table:table-cell office:value-type="float" office:value="226853" table:style-name="ce73">
            <text:p>226,8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435" table:style-name="ce52">
            <text:p>81,435</text:p>
          </table:table-cell>
          <table:table-cell office:value-type="float" office:value="216966" table:style-name="ce11">
            <text:p>216,966</text:p>
          </table:table-cell>
          <table:table-cell office:value-type="float" office:value="106566" table:style-name="ce11">
            <text:p>106,566</text:p>
          </table:table-cell>
          <table:table-cell office:value-type="float" office:value="110400" table:style-name="ce10">
            <text:p>110,4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7843" table:style-name="ce52">
            <text:p>57,843</text:p>
          </table:table-cell>
          <table:table-cell office:value-type="float" office:value="152025" table:style-name="ce11">
            <text:p>152,025</text:p>
          </table:table-cell>
          <table:table-cell office:value-type="float" office:value="74238" table:style-name="ce11">
            <text:p>74,238</text:p>
          </table:table-cell>
          <table:table-cell office:value-type="float" office:value="77787" table:style-name="ce10">
            <text:p>77,78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822" table:style-name="ce53">
            <text:p>27,822</text:p>
          </table:table-cell>
          <table:table-cell office:value-type="float" office:value="78493" table:style-name="ce18">
            <text:p>78,493</text:p>
          </table:table-cell>
          <table:table-cell office:value-type="float" office:value="39827" table:style-name="ce18">
            <text:p>39,827</text:p>
          </table:table-cell>
          <table:table-cell office:value-type="float" office:value="38666" table:style-name="ce17">
            <text:p>38,666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268" table:style-name="ce71">
            <text:p>100,268</text:p>
          </table:table-cell>
          <table:table-cell office:value-type="float" office:value="268231" table:style-name="ce79">
            <text:p>268,231</text:p>
          </table:table-cell>
          <table:table-cell office:value-type="float" office:value="130146" table:style-name="ce79">
            <text:p>130,146</text:p>
          </table:table-cell>
          <table:table-cell office:value-type="float" office:value="138085" table:style-name="ce73">
            <text:p>138,0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668" table:style-name="ce52">
            <text:p>45,668</text:p>
          </table:table-cell>
          <table:table-cell office:value-type="float" office:value="121098" table:style-name="ce11">
            <text:p>121,098</text:p>
          </table:table-cell>
          <table:table-cell office:value-type="float" office:value="58248" table:style-name="ce11">
            <text:p>58,248</text:p>
          </table:table-cell>
          <table:table-cell office:value-type="float" office:value="62850" table:style-name="ce10">
            <text:p>62,85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600" table:style-name="ce53">
            <text:p>54,600</text:p>
          </table:table-cell>
          <table:table-cell office:value-type="float" office:value="147133" table:style-name="ce18">
            <text:p>147,133</text:p>
          </table:table-cell>
          <table:table-cell office:value-type="float" office:value="71898" table:style-name="ce18">
            <text:p>71,898</text:p>
          </table:table-cell>
          <table:table-cell office:value-type="float" office:value="75235" table:style-name="ce17">
            <text:p>75,23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008" table:style-name="ce71">
            <text:p>41,008</text:p>
          </table:table-cell>
          <table:table-cell office:value-type="float" office:value="139365" table:style-name="ce79">
            <text:p>139,365</text:p>
          </table:table-cell>
          <table:table-cell office:value-type="float" office:value="69577" table:style-name="ce79">
            <text:p>69,577</text:p>
          </table:table-cell>
          <table:table-cell office:value-type="float" office:value="69788" table:style-name="ce73">
            <text:p>69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52" table:style-name="ce52">
            <text:p>13,052</text:p>
          </table:table-cell>
          <table:table-cell office:value-type="float" office:value="43321" table:style-name="ce11">
            <text:p>43,321</text:p>
          </table:table-cell>
          <table:table-cell office:value-type="float" office:value="21596" table:style-name="ce11">
            <text:p>21,596</text:p>
          </table:table-cell>
          <table:table-cell office:value-type="float" office:value="21725" table:style-name="ce10">
            <text:p>21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189" table:style-name="ce52">
            <text:p>9,189</text:p>
          </table:table-cell>
          <table:table-cell office:value-type="float" office:value="30035" table:style-name="ce11">
            <text:p>30,035</text:p>
          </table:table-cell>
          <table:table-cell office:value-type="float" office:value="15063" table:style-name="ce11">
            <text:p>15,063</text:p>
          </table:table-cell>
          <table:table-cell office:value-type="float" office:value="14972" table:style-name="ce10">
            <text:p>14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396" table:style-name="ce52">
            <text:p>6,396</text:p>
          </table:table-cell>
          <table:table-cell office:value-type="float" office:value="20805" table:style-name="ce11">
            <text:p>20,805</text:p>
          </table:table-cell>
          <table:table-cell office:value-type="float" office:value="10293" table:style-name="ce11">
            <text:p>10,293</text:p>
          </table:table-cell>
          <table:table-cell office:value-type="float" office:value="10512" table:style-name="ce10">
            <text:p>10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049" table:style-name="ce52">
            <text:p>9,049</text:p>
          </table:table-cell>
          <table:table-cell office:value-type="float" office:value="31730" table:style-name="ce11">
            <text:p>31,730</text:p>
          </table:table-cell>
          <table:table-cell office:value-type="float" office:value="15958" table:style-name="ce11">
            <text:p>15,958</text:p>
          </table:table-cell>
          <table:table-cell office:value-type="float" office:value="15772" table:style-name="ce10">
            <text:p>15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7" table:style-name="ce52">
            <text:p>3,187</text:p>
          </table:table-cell>
          <table:table-cell office:value-type="float" office:value="12789" table:style-name="ce11">
            <text:p>12,789</text:p>
          </table:table-cell>
          <table:table-cell office:value-type="float" office:value="6319" table:style-name="ce11">
            <text:p>6,319</text:p>
          </table:table-cell>
          <table:table-cell office:value-type="float" office:value="6470" table:style-name="ce10">
            <text:p>6,47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85" table:style-name="ce18">
            <text:p>685</text:p>
          </table:table-cell>
          <table:table-cell office:value-type="float" office:value="348" table:style-name="ce18">
            <text:p>348</text:p>
          </table:table-cell>
          <table:table-cell office:value-type="float" office:value="337" table:style-name="ce17">
            <text:p>33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8年07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149" table:style-name="ce71">
            <text:p>3,149</text:p>
          </table:table-cell>
          <table:table-cell office:value-type="float" office:value="13062" table:style-name="ce79">
            <text:p>13,062</text:p>
          </table:table-cell>
          <table:table-cell office:value-type="float" office:value="7479" table:style-name="ce79">
            <text:p>7,479</text:p>
          </table:table-cell>
          <table:table-cell office:value-type="float" office:value="5583" table:style-name="ce73">
            <text:p>5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01" table:style-name="ce52">
            <text:p>1,801</text:p>
          </table:table-cell>
          <table:table-cell office:value-type="float" office:value="7598" table:style-name="ce11">
            <text:p>7,598</text:p>
          </table:table-cell>
          <table:table-cell office:value-type="float" office:value="4268" table:style-name="ce11">
            <text:p>4,268</text:p>
          </table:table-cell>
          <table:table-cell office:value-type="float" office:value="3330" table:style-name="ce10">
            <text:p>3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697" table:style-name="ce52">
            <text:p>697</text:p>
          </table:table-cell>
          <table:table-cell office:value-type="float" office:value="2537" table:style-name="ce11">
            <text:p>2,537</text:p>
          </table:table-cell>
          <table:table-cell office:value-type="float" office:value="1445" table:style-name="ce11">
            <text:p>1,445</text:p>
          </table:table-cell>
          <table:table-cell office:value-type="float" office:value="1092" table:style-name="ce10">
            <text:p>1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6" table:style-name="ce52">
            <text:p>306</text:p>
          </table:table-cell>
          <table:table-cell office:value-type="float" office:value="1576" table:style-name="ce11">
            <text:p>1,576</text:p>
          </table:table-cell>
          <table:table-cell office:value-type="float" office:value="959" table:style-name="ce11">
            <text:p>959</text:p>
          </table:table-cell>
          <table:table-cell office:value-type="float" office:value="617" table:style-name="ce10">
            <text:p>61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5" table:style-name="ce53">
            <text:p>345</text:p>
          </table:table-cell>
          <table:table-cell office:value-type="float" office:value="1351" table:style-name="ce18">
            <text:p>1,351</text:p>
          </table:table-cell>
          <table:table-cell office:value-type="float" office:value="807" table:style-name="ce18">
            <text:p>807</text:p>
          </table:table-cell>
          <table:table-cell office:value-type="float" office:value="544" table:style-name="ce17">
            <text:p>54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陳超峰</dc:creator>
    <meta:creation-date>1998-03-06T04:37:15Z</meta:creation-date>
    <dc:date>2019-08-06T10:34:50Z</dc:date>
    <meta:print-date>2019-07-03T06:48:02Z</meta:print-date>
  </office:meta>
</office:document-meta>
</file>